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815in" svg:height="4.9441in" svg:x="0.6594in" svg:y="6.0921in">
            <draw:object draw:notify-on-update-of-ranges="Sheet1.A39:Sheet1.A39 Sheet1.A40:Sheet1.A53 Sheet1.B39:Sheet1.B39 Sheet1.F40:Sheet1.F53 Sheet1.C39:Sheet1.C39 Sheet1.C40:Sheet1.C53 Sheet1.D39:Sheet1.D39 Sheet1.D40:Sheet1.D53 Sheet1.E40:Sheet1.E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delay between first and second ping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7400000" office:value-type="float" office:value="7400000" calcext:value-type="float">
            <text:p>7400000</text:p>
          </table:table-cell>
          <table:table-cell table:formula="of:=8.267*1" office:value-type="float" office:value="8.267" calcext:value-type="float">
            <text:p>8.267</text:p>
          </table:table-cell>
          <table:table-cell table:formula="of:=43.546*1" office:value-type="float" office:value="43.546" calcext:value-type="float">
            <text:p>43.546</text:p>
          </table:table-cell>
          <table:table-cell table:formula="of:=39.498*1" office:value-type="float" office:value="39.498" calcext:value-type="float">
            <text:p>39.498</text:p>
          </table:table-cell>
          <table:table-cell table:formula="of:=54.064" office:value-type="float" office:value="54.064" calcext:value-type="float">
            <text:p>54.064</text:p>
          </table:table-cell>
          <table:table-cell table:formula="of:=136.684*1" office:value-type="float" office:value="136.684" calcext:value-type="float">
            <text:p>136.684</text:p>
          </table:table-cell>
          <table:table-cell table:formula="of:=78.735*1" office:value-type="float" office:value="78.735" calcext:value-type="float">
            <text:p>78.735</text:p>
          </table:table-cell>
          <table:table-cell table:formula="of:=50.374*1" office:value-type="float" office:value="50.374" calcext:value-type="float">
            <text:p>50.374</text:p>
          </table:table-cell>
          <table:table-cell table:formula="of:=196.733*1" office:value-type="float" office:value="196.733" calcext:value-type="float">
            <text:p>196.733</text:p>
          </table:table-cell>
          <table:table-cell table:formula="of:=6.121*1" office:value-type="float" office:value="6.121" calcext:value-type="float">
            <text:p>6.121</text:p>
          </table:table-cell>
          <table:table-cell table:formula="of:=7.13289*1000" office:value-type="float" office:value="7132.89" calcext:value-type="float">
            <text:p>7132.89</text:p>
          </table:table-cell>
          <table:table-cell table:formula="of:=46.638*1" office:value-type="float" office:value="46.638" calcext:value-type="float">
            <text:p>46.638</text:p>
          </table:table-cell>
          <table:table-cell table:formula="of:=975*0.001" office:value-type="float" office:value="0.975" calcext:value-type="float">
            <text:p>0.975</text:p>
          </table:table-cell>
          <table:table-cell table:formula="of:=137.829*1" office:value-type="float" office:value="137.829" calcext:value-type="float">
            <text:p>137.829</text:p>
          </table:table-cell>
          <table:table-cell table:formula="of:=128.392*1" office:value-type="float" office:value="128.392" calcext:value-type="float">
            <text:p>128.392</text:p>
          </table:table-cell>
          <table:table-cell table:formula="of:=150.126*1" office:value-type="float" office:value="150.126" calcext:value-type="float">
            <text:p>150.126</text:p>
          </table:table-cell>
          <table:table-cell table:formula="of:=263.25*1" office:value-type="float" office:value="263.25" calcext:value-type="float">
            <text:p>263.25</text:p>
          </table:table-cell>
          <table:table-cell table:formula="of:=86.901*1" office:value-type="float" office:value="86.901" calcext:value-type="float">
            <text:p>86.901</text:p>
          </table:table-cell>
          <table:table-cell table:formula="of:=103.791*1" office:value-type="float" office:value="103.791" calcext:value-type="float">
            <text:p>103.791</text:p>
          </table:table-cell>
          <table:table-cell table:formula="of:=81.634*1" office:value-type="float" office:value="81.634" calcext:value-type="float">
            <text:p>81.634</text:p>
          </table:table-cell>
          <table:table-cell table:formula="of:=257.94*1" office:value-type="float" office:value="257.94" calcext:value-type="float">
            <text:p>257.94</text:p>
          </table:table-cell>
        </table:table-row>
        <table:table-row table:style-name="ro1">
          <table:table-cell table:formula="of:=7600000" office:value-type="float" office:value="7600000" calcext:value-type="float">
            <text:p>7600000</text:p>
          </table:table-cell>
          <table:table-cell table:formula="of:=319.983*1" office:value-type="float" office:value="319.983" calcext:value-type="float">
            <text:p>319.983</text:p>
          </table:table-cell>
          <table:table-cell table:formula="of:=87.969*1" office:value-type="float" office:value="87.969" calcext:value-type="float">
            <text:p>87.969</text:p>
          </table:table-cell>
          <table:table-cell table:formula="of:=142.899*1" office:value-type="float" office:value="142.899" calcext:value-type="float">
            <text:p>142.899</text:p>
          </table:table-cell>
          <table:table-cell table:formula="of:=8.043*1" office:value-type="float" office:value="8.043" calcext:value-type="float">
            <text:p>8.043</text:p>
          </table:table-cell>
          <table:table-cell table:formula="of:=8.119*1" office:value-type="float" office:value="8.119" calcext:value-type="float">
            <text:p>8.119</text:p>
          </table:table-cell>
          <table:table-cell table:formula="of:=272.231*1" office:value-type="float" office:value="272.231" calcext:value-type="float">
            <text:p>272.231</text:p>
          </table:table-cell>
          <table:table-cell table:formula="of:=224.466*1" office:value-type="float" office:value="224.466" calcext:value-type="float">
            <text:p>224.466</text:p>
          </table:table-cell>
          <table:table-cell table:formula="of:=5.769*1" office:value-type="float" office:value="5.769" calcext:value-type="float">
            <text:p>5.769</text:p>
          </table:table-cell>
          <table:table-cell table:formula="of:=26.713*1" office:value-type="float" office:value="26.713" calcext:value-type="float">
            <text:p>26.713</text:p>
          </table:table-cell>
          <table:table-cell table:formula="of:=3.545*1" office:value-type="float" office:value="3.545" calcext:value-type="float">
            <text:p>3.545</text:p>
          </table:table-cell>
          <table:table-cell table:formula="of:=74.142*1" office:value-type="float" office:value="74.142" calcext:value-type="float">
            <text:p>74.142</text:p>
          </table:table-cell>
          <table:table-cell table:formula="of:=260.937*1" office:value-type="float" office:value="260.937" calcext:value-type="float">
            <text:p>260.937</text:p>
          </table:table-cell>
          <table:table-cell table:formula="of:=927.068*1" office:value-type="float" office:value="927.068" calcext:value-type="float">
            <text:p>927.068</text:p>
          </table:table-cell>
          <table:table-cell table:formula="of:=174.214*1" office:value-type="float" office:value="174.214" calcext:value-type="float">
            <text:p>174.214</text:p>
          </table:table-cell>
          <table:table-cell table:formula="of:=49.519*1" office:value-type="float" office:value="49.519" calcext:value-type="float">
            <text:p>49.519</text:p>
          </table:table-cell>
          <table:table-cell table:formula="of:=167.163*1" office:value-type="float" office:value="167.163" calcext:value-type="float">
            <text:p>167.163</text:p>
          </table:table-cell>
          <table:table-cell table:formula="of:=190.558*1" office:value-type="float" office:value="190.558" calcext:value-type="float">
            <text:p>190.558</text:p>
          </table:table-cell>
          <table:table-cell table:formula="of:=148.398*1" office:value-type="float" office:value="148.398" calcext:value-type="float">
            <text:p>148.398</text:p>
          </table:table-cell>
          <table:table-cell table:formula="of:=160.647*1" office:value-type="float" office:value="160.647" calcext:value-type="float">
            <text:p>160.647</text:p>
          </table:table-cell>
          <table:table-cell table:formula="of:=32.881*1" office:value-type="float" office:value="32.881" calcext:value-type="float">
            <text:p>32.881</text:p>
          </table:table-cell>
        </table:table-row>
        <table:table-row table:style-name="ro1">
          <table:table-cell table:formula="of:=7800000" office:value-type="float" office:value="7800000" calcext:value-type="float">
            <text:p>7800000</text:p>
          </table:table-cell>
          <table:table-cell table:formula="of:=220.953*1" office:value-type="float" office:value="220.953" calcext:value-type="float">
            <text:p>220.953</text:p>
          </table:table-cell>
          <table:table-cell table:formula="of:=1.930186*1000" office:value-type="float" office:value="1930.186" calcext:value-type="float">
            <text:p>1930.186</text:p>
          </table:table-cell>
          <table:table-cell table:formula="of:=2.128293*1000" office:value-type="float" office:value="2128.293" calcext:value-type="float">
            <text:p>2128.293</text:p>
          </table:table-cell>
          <table:table-cell table:formula="of:=736.515*1" office:value-type="float" office:value="736.515" calcext:value-type="float">
            <text:p>736.515</text:p>
          </table:table-cell>
          <table:table-cell table:formula="of:=59.656*1" office:value-type="float" office:value="59.656" calcext:value-type="float">
            <text:p>59.656</text:p>
          </table:table-cell>
          <table:table-cell table:formula="of:=92.422*1" office:value-type="float" office:value="92.422" calcext:value-type="float">
            <text:p>92.422</text:p>
          </table:table-cell>
          <table:table-cell table:formula="of:=16.003*1" office:value-type="float" office:value="16.003" calcext:value-type="float">
            <text:p>16.003</text:p>
          </table:table-cell>
          <table:table-cell table:formula="of:=176.79*1" office:value-type="float" office:value="176.79" calcext:value-type="float">
            <text:p>176.79</text:p>
          </table:table-cell>
          <table:table-cell table:formula="of:=60.803*1" office:value-type="float" office:value="60.803" calcext:value-type="float">
            <text:p>60.803</text:p>
          </table:table-cell>
          <table:table-cell table:formula="of:=154.954*1" office:value-type="float" office:value="154.954" calcext:value-type="float">
            <text:p>154.954</text:p>
          </table:table-cell>
          <table:table-cell table:formula="of:=233.176*1" office:value-type="float" office:value="233.176" calcext:value-type="float">
            <text:p>233.176</text:p>
          </table:table-cell>
          <table:table-cell table:formula="of:=210.177*1" office:value-type="float" office:value="210.177" calcext:value-type="float">
            <text:p>210.177</text:p>
          </table:table-cell>
          <table:table-cell table:formula="of:=31.77*1" office:value-type="float" office:value="31.77" calcext:value-type="float">
            <text:p>31.77</text:p>
          </table:table-cell>
          <table:table-cell table:formula="of:=114.686*1" office:value-type="float" office:value="114.686" calcext:value-type="float">
            <text:p>114.686</text:p>
          </table:table-cell>
          <table:table-cell table:formula="of:=251.928*1" office:value-type="float" office:value="251.928" calcext:value-type="float">
            <text:p>251.928</text:p>
          </table:table-cell>
          <table:table-cell table:formula="of:=197.759*1" office:value-type="float" office:value="197.759" calcext:value-type="float">
            <text:p>197.759</text:p>
          </table:table-cell>
          <table:table-cell table:formula="of:=161.032*1" office:value-type="float" office:value="161.032" calcext:value-type="float">
            <text:p>161.032</text:p>
          </table:table-cell>
          <table:table-cell table:formula="of:=275.688*1" office:value-type="float" office:value="275.688" calcext:value-type="float">
            <text:p>275.688</text:p>
          </table:table-cell>
          <table:table-cell table:formula="of:=59.068*1" office:value-type="float" office:value="59.068" calcext:value-type="float">
            <text:p>59.068</text:p>
          </table:table-cell>
          <table:table-cell table:formula="of:=124.718*1" office:value-type="float" office:value="124.718" calcext:value-type="float">
            <text:p>124.718</text:p>
          </table:table-cell>
        </table:table-row>
        <table:table-row table:style-name="ro1">
          <table:table-cell table:formula="of:=8000000" office:value-type="float" office:value="8000000" calcext:value-type="float">
            <text:p>8000000</text:p>
          </table:table-cell>
          <table:table-cell table:formula="of:=109.697*1" office:value-type="float" office:value="109.697" calcext:value-type="float">
            <text:p>109.697</text:p>
          </table:table-cell>
          <table:table-cell table:formula="of:=496.595*1" office:value-type="float" office:value="496.595" calcext:value-type="float">
            <text:p>496.595</text:p>
          </table:table-cell>
          <table:table-cell table:formula="of:=206.483*1" office:value-type="float" office:value="206.483" calcext:value-type="float">
            <text:p>206.483</text:p>
          </table:table-cell>
          <table:table-cell table:formula="of:=48.507*1" office:value-type="float" office:value="48.507" calcext:value-type="float">
            <text:p>48.507</text:p>
          </table:table-cell>
          <table:table-cell table:formula="of:=47.207*1" office:value-type="float" office:value="47.207" calcext:value-type="float">
            <text:p>47.207</text:p>
          </table:table-cell>
          <table:table-cell table:formula="of:=25.549*1" office:value-type="float" office:value="25.549" calcext:value-type="float">
            <text:p>25.549</text:p>
          </table:table-cell>
          <table:table-cell table:formula="of:=43.355*1" office:value-type="float" office:value="43.355" calcext:value-type="float">
            <text:p>43.355</text:p>
          </table:table-cell>
          <table:table-cell table:formula="of:=49.796*1" office:value-type="float" office:value="49.796" calcext:value-type="float">
            <text:p>49.796</text:p>
          </table:table-cell>
          <table:table-cell table:formula="of:=65.897*1" office:value-type="float" office:value="65.897" calcext:value-type="float">
            <text:p>65.897</text:p>
          </table:table-cell>
          <table:table-cell table:formula="of:=173.164*1" office:value-type="float" office:value="173.164" calcext:value-type="float">
            <text:p>173.164</text:p>
          </table:table-cell>
          <table:table-cell table:formula="of:=194.802*1" office:value-type="float" office:value="194.802" calcext:value-type="float">
            <text:p>194.802</text:p>
          </table:table-cell>
          <table:table-cell table:formula="of:=17.977*1" office:value-type="float" office:value="17.977" calcext:value-type="float">
            <text:p>17.977</text:p>
          </table:table-cell>
          <table:table-cell table:formula="of:=467.153*1" office:value-type="float" office:value="467.153" calcext:value-type="float">
            <text:p>467.153</text:p>
          </table:table-cell>
          <table:table-cell table:formula="of:=48.106*1" office:value-type="float" office:value="48.106" calcext:value-type="float">
            <text:p>48.106</text:p>
          </table:table-cell>
          <table:table-cell table:formula="of:=74.346*1" office:value-type="float" office:value="74.346" calcext:value-type="float">
            <text:p>74.346</text:p>
          </table:table-cell>
          <table:table-cell table:formula="of:=54.635*1" office:value-type="float" office:value="54.635" calcext:value-type="float">
            <text:p>54.635</text:p>
          </table:table-cell>
          <table:table-cell table:formula="of:=41.405*1" office:value-type="float" office:value="41.405" calcext:value-type="float">
            <text:p>41.405</text:p>
          </table:table-cell>
          <table:table-cell table:formula="of:=96.341*1" office:value-type="float" office:value="96.341" calcext:value-type="float">
            <text:p>96.341</text:p>
          </table:table-cell>
          <table:table-cell table:formula="of:=19.68*1" office:value-type="float" office:value="19.68" calcext:value-type="float">
            <text:p>19.68</text:p>
          </table:table-cell>
          <table:table-cell table:formula="of:=16.97*1" office:value-type="float" office:value="16.97" calcext:value-type="float">
            <text:p>16.97</text:p>
          </table:table-cell>
        </table:table-row>
        <table:table-row table:style-name="ro1">
          <table:table-cell table:formula="of:=8200000" office:value-type="float" office:value="8200000" calcext:value-type="float">
            <text:p>8200000</text:p>
          </table:table-cell>
          <table:table-cell table:formula="of:=1.045263*1000" office:value-type="float" office:value="1045.263" calcext:value-type="float">
            <text:p>1045.263</text:p>
          </table:table-cell>
          <table:table-cell table:formula="of:=1.053373*1000" office:value-type="float" office:value="1053.373" calcext:value-type="float">
            <text:p>1053.373</text:p>
          </table:table-cell>
          <table:table-cell table:formula="of:=36.06*1" office:value-type="float" office:value="36.06" calcext:value-type="float">
            <text:p>36.06</text:p>
          </table:table-cell>
          <table:table-cell table:formula="of:=1.089803*1000" office:value-type="float" office:value="1089.803" calcext:value-type="float">
            <text:p>1089.803</text:p>
          </table:table-cell>
          <table:table-cell table:formula="of:=53.919*1" office:value-type="float" office:value="53.919" calcext:value-type="float">
            <text:p>53.919</text:p>
          </table:table-cell>
          <table:table-cell table:formula="of:=1.052975*1000" office:value-type="float" office:value="1052.975" calcext:value-type="float">
            <text:p>1052.975</text:p>
          </table:table-cell>
          <table:table-cell table:formula="of:=24.168*1" office:value-type="float" office:value="24.168" calcext:value-type="float">
            <text:p>24.168</text:p>
          </table:table-cell>
          <table:table-cell table:formula="of:=274.357*1" office:value-type="float" office:value="274.357" calcext:value-type="float">
            <text:p>274.357</text:p>
          </table:table-cell>
          <table:table-cell table:formula="of:=3.666*1" office:value-type="float" office:value="3.666" calcext:value-type="float">
            <text:p>3.666</text:p>
          </table:table-cell>
          <table:table-cell table:formula="of:=83.555*1" office:value-type="float" office:value="83.555" calcext:value-type="float">
            <text:p>83.555</text:p>
          </table:table-cell>
          <table:table-cell table:formula="of:=1.043609*1000" office:value-type="float" office:value="1043.609" calcext:value-type="float">
            <text:p>1043.609</text:p>
          </table:table-cell>
          <table:table-cell table:formula="of:=162.35*1" office:value-type="float" office:value="162.35" calcext:value-type="float">
            <text:p>162.35</text:p>
          </table:table-cell>
          <table:table-cell table:formula="of:=791.234*1" office:value-type="float" office:value="791.234" calcext:value-type="float">
            <text:p>791.234</text:p>
          </table:table-cell>
          <table:table-cell table:formula="of:=44.249*1" office:value-type="float" office:value="44.249" calcext:value-type="float">
            <text:p>44.249</text:p>
          </table:table-cell>
          <table:table-cell table:formula="of:=146.364*1" office:value-type="float" office:value="146.364" calcext:value-type="float">
            <text:p>146.364</text:p>
          </table:table-cell>
          <table:table-cell table:formula="of:=1.26739*1000" office:value-type="float" office:value="1267.39" calcext:value-type="float">
            <text:p>1267.39</text:p>
          </table:table-cell>
          <table:table-cell table:formula="of:=386.323*1" office:value-type="float" office:value="386.323" calcext:value-type="float">
            <text:p>386.323</text:p>
          </table:table-cell>
          <table:table-cell table:formula="of:=991.559*1" office:value-type="float" office:value="991.559" calcext:value-type="float">
            <text:p>991.559</text:p>
          </table:table-cell>
          <table:table-cell table:formula="of:=63.205*1" office:value-type="float" office:value="63.205" calcext:value-type="float">
            <text:p>63.205</text:p>
          </table:table-cell>
          <table:table-cell table:formula="of:=759.677*1" office:value-type="float" office:value="759.677" calcext:value-type="float">
            <text:p>759.677</text:p>
          </table:table-cell>
        </table:table-row>
        <table:table-row table:style-name="ro1">
          <table:table-cell table:formula="of:=8400000" office:value-type="float" office:value="8400000" calcext:value-type="float">
            <text:p>8400000</text:p>
          </table:table-cell>
          <table:table-cell table:formula="of:=5.484*1" office:value-type="float" office:value="5.484" calcext:value-type="float">
            <text:p>5.484</text:p>
          </table:table-cell>
          <table:table-cell table:formula="of:=1.10545*1000" office:value-type="float" office:value="1105.45" calcext:value-type="float">
            <text:p>1105.45</text:p>
          </table:table-cell>
          <table:table-cell table:formula="of:=997.744*1" office:value-type="float" office:value="997.744" calcext:value-type="float">
            <text:p>997.744</text:p>
          </table:table-cell>
          <table:table-cell table:formula="of:=1.023674*1000" office:value-type="float" office:value="1023.674" calcext:value-type="float">
            <text:p>1023.674</text:p>
          </table:table-cell>
          <table:table-cell table:formula="of:=1.085829*1000" office:value-type="float" office:value="1085.829" calcext:value-type="float">
            <text:p>1085.829</text:p>
          </table:table-cell>
          <table:table-cell table:formula="of:=58.846*1" office:value-type="float" office:value="58.846" calcext:value-type="float">
            <text:p>58.846</text:p>
          </table:table-cell>
          <table:table-cell table:formula="of:=1.017707*1000" office:value-type="float" office:value="1017.707" calcext:value-type="float">
            <text:p>1017.707</text:p>
          </table:table-cell>
          <table:table-cell table:formula="of:=1.616841*1000" office:value-type="float" office:value="1616.841" calcext:value-type="float">
            <text:p>1616.841</text:p>
          </table:table-cell>
          <table:table-cell table:formula="of:=1.248775*1000" office:value-type="float" office:value="1248.775" calcext:value-type="float">
            <text:p>1248.775</text:p>
          </table:table-cell>
          <table:table-cell table:formula="of:=1.072147*1000" office:value-type="float" office:value="1072.147" calcext:value-type="float">
            <text:p>1072.147</text:p>
          </table:table-cell>
          <table:table-cell table:formula="of:=1.133742*1000" office:value-type="float" office:value="1133.742" calcext:value-type="float">
            <text:p>1133.742</text:p>
          </table:table-cell>
          <table:table-cell table:formula="of:=3.492879*1000" office:value-type="float" office:value="3492.879" calcext:value-type="float">
            <text:p>3492.879</text:p>
          </table:table-cell>
          <table:table-cell table:formula="of:=951.518*1" office:value-type="float" office:value="951.518" calcext:value-type="float">
            <text:p>951.518</text:p>
          </table:table-cell>
          <table:table-cell table:formula="of:=993.814*1" office:value-type="float" office:value="993.814" calcext:value-type="float">
            <text:p>993.814</text:p>
          </table:table-cell>
          <table:table-cell table:formula="of:=816.961*1" office:value-type="float" office:value="816.961" calcext:value-type="float">
            <text:p>816.961</text:p>
          </table:table-cell>
          <table:table-cell table:formula="of:=6.150964*1000" office:value-type="float" office:value="6150.964" calcext:value-type="float">
            <text:p>6150.964</text:p>
          </table:table-cell>
          <table:table-cell table:formula="of:=881.862*1" office:value-type="float" office:value="881.862" calcext:value-type="float">
            <text:p>881.862</text:p>
          </table:table-cell>
          <table:table-cell table:formula="of:=149.086*1" office:value-type="float" office:value="149.086" calcext:value-type="float">
            <text:p>149.086</text:p>
          </table:table-cell>
          <table:table-cell table:formula="of:=1.121386*1000" office:value-type="float" office:value="1121.386" calcext:value-type="float">
            <text:p>1121.386</text:p>
          </table:table-cell>
          <table:table-cell table:formula="of:=1.170987*1000" office:value-type="float" office:value="1170.987" calcext:value-type="float">
            <text:p>1170.987</text:p>
          </table:table-cell>
        </table:table-row>
        <table:table-row table:style-name="ro1">
          <table:table-cell table:formula="of:=8600000" office:value-type="float" office:value="8600000" calcext:value-type="float">
            <text:p>8600000</text:p>
          </table:table-cell>
          <table:table-cell table:formula="of:=830.57*1" office:value-type="float" office:value="830.57" calcext:value-type="float">
            <text:p>830.57</text:p>
          </table:table-cell>
          <table:table-cell table:formula="of:=844.398*1" office:value-type="float" office:value="844.398" calcext:value-type="float">
            <text:p>844.398</text:p>
          </table:table-cell>
          <table:table-cell table:formula="of:=1.119441*1000" office:value-type="float" office:value="1119.441" calcext:value-type="float">
            <text:p>1119.441</text:p>
          </table:table-cell>
          <table:table-cell table:formula="of:=697.331*1" office:value-type="float" office:value="697.331" calcext:value-type="float">
            <text:p>697.331</text:p>
          </table:table-cell>
          <table:table-cell table:formula="of:=1.112053*1000" office:value-type="float" office:value="1112.053" calcext:value-type="float">
            <text:p>1112.053</text:p>
          </table:table-cell>
          <table:table-cell table:formula="of:=797.3*1" office:value-type="float" office:value="797.3" calcext:value-type="float">
            <text:p>797.3</text:p>
          </table:table-cell>
          <table:table-cell table:formula="of:=1.173377*1000" office:value-type="float" office:value="1173.377" calcext:value-type="float">
            <text:p>1173.377</text:p>
          </table:table-cell>
          <table:table-cell table:formula="of:=1.226234*1000" office:value-type="float" office:value="1226.234" calcext:value-type="float">
            <text:p>1226.234</text:p>
          </table:table-cell>
          <table:table-cell table:formula="of:=822.496*1" office:value-type="float" office:value="822.496" calcext:value-type="float">
            <text:p>822.496</text:p>
          </table:table-cell>
          <table:table-cell table:formula="of:=1.011417*1000" office:value-type="float" office:value="1011.417" calcext:value-type="float">
            <text:p>1011.417</text:p>
          </table:table-cell>
          <table:table-cell table:formula="of:=998.483*1" office:value-type="float" office:value="998.483" calcext:value-type="float">
            <text:p>998.483</text:p>
          </table:table-cell>
          <table:table-cell table:formula="of:=964.098*1" office:value-type="float" office:value="964.098" calcext:value-type="float">
            <text:p>964.098</text:p>
          </table:table-cell>
          <table:table-cell table:formula="of:=796.825*1" office:value-type="float" office:value="796.825" calcext:value-type="float">
            <text:p>796.825</text:p>
          </table:table-cell>
          <table:table-cell table:formula="of:=879.961*1" office:value-type="float" office:value="879.961" calcext:value-type="float">
            <text:p>879.961</text:p>
          </table:table-cell>
          <table:table-cell table:formula="of:=860.071*1" office:value-type="float" office:value="860.071" calcext:value-type="float">
            <text:p>860.071</text:p>
          </table:table-cell>
          <table:table-cell table:formula="of:=1.115663*1000" office:value-type="float" office:value="1115.663" calcext:value-type="float">
            <text:p>1115.663</text:p>
          </table:table-cell>
          <table:table-cell table:formula="of:=1.068042*1000" office:value-type="float" office:value="1068.042" calcext:value-type="float">
            <text:p>1068.042</text:p>
          </table:table-cell>
          <table:table-cell table:formula="of:=1.146712*1000" office:value-type="float" office:value="1146.712" calcext:value-type="float">
            <text:p>1146.712</text:p>
          </table:table-cell>
          <table:table-cell table:formula="of:=1.104874*1000" office:value-type="float" office:value="1104.874" calcext:value-type="float">
            <text:p>1104.874</text:p>
          </table:table-cell>
          <table:table-cell table:formula="of:=967.013*1" office:value-type="float" office:value="967.013" calcext:value-type="float">
            <text:p>967.013</text:p>
          </table:table-cell>
        </table:table-row>
        <table:table-row table:style-name="ro1">
          <table:table-cell table:formula="of:=8800000" office:value-type="float" office:value="8800000" calcext:value-type="float">
            <text:p>8800000</text:p>
          </table:table-cell>
          <table:table-cell table:formula="of:=197.657*1" office:value-type="float" office:value="197.657" calcext:value-type="float">
            <text:p>197.657</text:p>
          </table:table-cell>
          <table:table-cell table:formula="of:=954.308*1" office:value-type="float" office:value="954.308" calcext:value-type="float">
            <text:p>954.308</text:p>
          </table:table-cell>
          <table:table-cell table:formula="of:=944.229*1" office:value-type="float" office:value="944.229" calcext:value-type="float">
            <text:p>944.229</text:p>
          </table:table-cell>
          <table:table-cell table:formula="of:=1.010444*1000" office:value-type="float" office:value="1010.444" calcext:value-type="float">
            <text:p>1010.444</text:p>
          </table:table-cell>
          <table:table-cell table:formula="of:=1.475773*1000" office:value-type="float" office:value="1475.773" calcext:value-type="float">
            <text:p>1475.773</text:p>
          </table:table-cell>
          <table:table-cell table:formula="of:=719.927*1" office:value-type="float" office:value="719.927" calcext:value-type="float">
            <text:p>719.927</text:p>
          </table:table-cell>
          <table:table-cell table:formula="of:=935.214*1" office:value-type="float" office:value="935.214" calcext:value-type="float">
            <text:p>935.214</text:p>
          </table:table-cell>
          <table:table-cell table:formula="of:=685.655*1" office:value-type="float" office:value="685.655" calcext:value-type="float">
            <text:p>685.655</text:p>
          </table:table-cell>
          <table:table-cell table:formula="of:=927.888*1" office:value-type="float" office:value="927.888" calcext:value-type="float">
            <text:p>927.888</text:p>
          </table:table-cell>
          <table:table-cell table:formula="of:=1.051398*1000" office:value-type="float" office:value="1051.398" calcext:value-type="float">
            <text:p>1051.398</text:p>
          </table:table-cell>
          <table:table-cell table:formula="of:=781.478*1" office:value-type="float" office:value="781.478" calcext:value-type="float">
            <text:p>781.478</text:p>
          </table:table-cell>
          <table:table-cell table:formula="of:=965.946*1" office:value-type="float" office:value="965.946" calcext:value-type="float">
            <text:p>965.946</text:p>
          </table:table-cell>
          <table:table-cell table:formula="of:=989.029*1" office:value-type="float" office:value="989.029" calcext:value-type="float">
            <text:p>989.029</text:p>
          </table:table-cell>
          <table:table-cell table:formula="of:=1.194502*1000" office:value-type="float" office:value="1194.502" calcext:value-type="float">
            <text:p>1194.502</text:p>
          </table:table-cell>
          <table:table-cell table:formula="of:=1.330055*1000" office:value-type="float" office:value="1330.055" calcext:value-type="float">
            <text:p>1330.055</text:p>
          </table:table-cell>
          <table:table-cell table:formula="of:=1.023409*1000" office:value-type="float" office:value="1023.409" calcext:value-type="float">
            <text:p>1023.409</text:p>
          </table:table-cell>
          <table:table-cell table:formula="of:=1.085905*1000" office:value-type="float" office:value="1085.905" calcext:value-type="float">
            <text:p>1085.905</text:p>
          </table:table-cell>
          <table:table-cell table:formula="of:=1.151976*1000" office:value-type="float" office:value="1151.976" calcext:value-type="float">
            <text:p>1151.976</text:p>
          </table:table-cell>
          <table:table-cell table:formula="of:=1.063707*1000" office:value-type="float" office:value="1063.707" calcext:value-type="float">
            <text:p>1063.707</text:p>
          </table:table-cell>
          <table:table-cell table:formula="of:=1.133304*1000" office:value-type="float" office:value="1133.304" calcext:value-type="float">
            <text:p>1133.304</text:p>
          </table:table-cell>
        </table:table-row>
        <table:table-row table:style-name="ro1">
          <table:table-cell table:formula="of:=9000000" office:value-type="float" office:value="9000000" calcext:value-type="float">
            <text:p>9000000</text:p>
          </table:table-cell>
          <table:table-cell table:formula="of:=1.220688*1000" office:value-type="float" office:value="1220.688" calcext:value-type="float">
            <text:p>1220.688</text:p>
          </table:table-cell>
          <table:table-cell table:formula="of:=1.440357*1000" office:value-type="float" office:value="1440.357" calcext:value-type="float">
            <text:p>1440.357</text:p>
          </table:table-cell>
          <table:table-cell table:formula="of:=1.407208*1000" office:value-type="float" office:value="1407.208" calcext:value-type="float">
            <text:p>1407.208</text:p>
          </table:table-cell>
          <table:table-cell table:formula="of:=770.345*1" office:value-type="float" office:value="770.345" calcext:value-type="float">
            <text:p>770.345</text:p>
          </table:table-cell>
          <table:table-cell table:formula="of:=828.006*1" office:value-type="float" office:value="828.006" calcext:value-type="float">
            <text:p>828.006</text:p>
          </table:table-cell>
          <table:table-cell table:formula="of:=1.102467*1000" office:value-type="float" office:value="1102.467" calcext:value-type="float">
            <text:p>1102.467</text:p>
          </table:table-cell>
          <table:table-cell table:formula="of:=859.688*1" office:value-type="float" office:value="859.688" calcext:value-type="float">
            <text:p>859.688</text:p>
          </table:table-cell>
          <table:table-cell table:formula="of:=1.071982*1000" office:value-type="float" office:value="1071.982" calcext:value-type="float">
            <text:p>1071.982</text:p>
          </table:table-cell>
          <table:table-cell table:formula="of:=1.041978*1000" office:value-type="float" office:value="1041.978" calcext:value-type="float">
            <text:p>1041.978</text:p>
          </table:table-cell>
          <table:table-cell table:formula="of:=780.213*1" office:value-type="float" office:value="780.213" calcext:value-type="float">
            <text:p>780.213</text:p>
          </table:table-cell>
          <table:table-cell table:formula="of:=2.091863*1000" office:value-type="float" office:value="2091.863" calcext:value-type="float">
            <text:p>2091.863</text:p>
          </table:table-cell>
          <table:table-cell table:formula="of:=1.106635*1000" office:value-type="float" office:value="1106.635" calcext:value-type="float">
            <text:p>1106.635</text:p>
          </table:table-cell>
          <table:table-cell table:formula="of:=769.98*1" office:value-type="float" office:value="769.98" calcext:value-type="float">
            <text:p>769.98</text:p>
          </table:table-cell>
          <table:table-cell table:formula="of:=1.378763*1000" office:value-type="float" office:value="1378.763" calcext:value-type="float">
            <text:p>1378.763</text:p>
          </table:table-cell>
          <table:table-cell table:formula="of:=1.059851*1000" office:value-type="float" office:value="1059.851" calcext:value-type="float">
            <text:p>1059.851</text:p>
          </table:table-cell>
          <table:table-cell table:formula="of:=1.031103*1000" office:value-type="float" office:value="1031.103" calcext:value-type="float">
            <text:p>1031.103</text:p>
          </table:table-cell>
          <table:table-cell table:formula="of:=831.403*1" office:value-type="float" office:value="831.403" calcext:value-type="float">
            <text:p>831.403</text:p>
          </table:table-cell>
          <table:table-cell table:formula="of:=983.491*1" office:value-type="float" office:value="983.491" calcext:value-type="float">
            <text:p>983.491</text:p>
          </table:table-cell>
          <table:table-cell table:formula="of:=821.299*1" office:value-type="float" office:value="821.299" calcext:value-type="float">
            <text:p>821.299</text:p>
          </table:table-cell>
          <table:table-cell table:formula="of:=788.497*1" office:value-type="float" office:value="788.497" calcext:value-type="float">
            <text:p>788.497</text:p>
          </table:table-cell>
        </table:table-row>
        <table:table-row table:style-name="ro1">
          <table:table-cell table:formula="of:=9200000" office:value-type="float" office:value="9200000" calcext:value-type="float">
            <text:p>9200000</text:p>
          </table:table-cell>
          <table:table-cell table:formula="of:=792.546*1" office:value-type="float" office:value="792.546" calcext:value-type="float">
            <text:p>792.546</text:p>
          </table:table-cell>
          <table:table-cell table:formula="of:=935.154*1" office:value-type="float" office:value="935.154" calcext:value-type="float">
            <text:p>935.154</text:p>
          </table:table-cell>
          <table:table-cell table:formula="of:=822.313*1" office:value-type="float" office:value="822.313" calcext:value-type="float">
            <text:p>822.313</text:p>
          </table:table-cell>
          <table:table-cell table:formula="of:=929.216*1" office:value-type="float" office:value="929.216" calcext:value-type="float">
            <text:p>929.216</text:p>
          </table:table-cell>
          <table:table-cell table:formula="of:=856.341*1" office:value-type="float" office:value="856.341" calcext:value-type="float">
            <text:p>856.341</text:p>
          </table:table-cell>
          <table:table-cell table:formula="of:=1.032646*1000" office:value-type="float" office:value="1032.646" calcext:value-type="float">
            <text:p>1032.646</text:p>
          </table:table-cell>
          <table:table-cell table:formula="of:=1.11717*1000" office:value-type="float" office:value="1117.17" calcext:value-type="float">
            <text:p>1117.17</text:p>
          </table:table-cell>
          <table:table-cell table:formula="of:=1.119224*1000" office:value-type="float" office:value="1119.224" calcext:value-type="float">
            <text:p>1119.224</text:p>
          </table:table-cell>
          <table:table-cell table:formula="of:=885.709*1" office:value-type="float" office:value="885.709" calcext:value-type="float">
            <text:p>885.709</text:p>
          </table:table-cell>
          <table:table-cell table:formula="of:=848.066*1" office:value-type="float" office:value="848.066" calcext:value-type="float">
            <text:p>848.066</text:p>
          </table:table-cell>
          <table:table-cell table:formula="of:=1.061026*1000" office:value-type="float" office:value="1061.026" calcext:value-type="float">
            <text:p>1061.026</text:p>
          </table:table-cell>
          <table:table-cell table:formula="of:=1.076042*1000" office:value-type="float" office:value="1076.042" calcext:value-type="float">
            <text:p>1076.042</text:p>
          </table:table-cell>
          <table:table-cell table:formula="of:=1.034781*1000" office:value-type="float" office:value="1034.781" calcext:value-type="float">
            <text:p>1034.781</text:p>
          </table:table-cell>
          <table:table-cell table:formula="of:=6.295135*1000" office:value-type="float" office:value="6295.135" calcext:value-type="float">
            <text:p>6295.135</text:p>
          </table:table-cell>
          <table:table-cell table:formula="of:=499.028*1" office:value-type="float" office:value="499.028" calcext:value-type="float">
            <text:p>499.028</text:p>
          </table:table-cell>
          <table:table-cell table:formula="of:=1.557329*1000" office:value-type="float" office:value="1557.329" calcext:value-type="float">
            <text:p>1557.329</text:p>
          </table:table-cell>
          <table:table-cell table:formula="of:=905.251*1" office:value-type="float" office:value="905.251" calcext:value-type="float">
            <text:p>905.251</text:p>
          </table:table-cell>
          <table:table-cell table:formula="of:=1.013197*1000" office:value-type="float" office:value="1013.197" calcext:value-type="float">
            <text:p>1013.197</text:p>
          </table:table-cell>
          <table:table-cell table:formula="of:=926.267*1" office:value-type="float" office:value="926.267" calcext:value-type="float">
            <text:p>926.267</text:p>
          </table:table-cell>
          <table:table-cell table:formula="of:=1.003743*1000" office:value-type="float" office:value="1003.743" calcext:value-type="float">
            <text:p>1003.743</text:p>
          </table:table-cell>
        </table:table-row>
        <table:table-row table:style-name="ro1">
          <table:table-cell table:formula="of:=9400000" office:value-type="float" office:value="9400000" calcext:value-type="float">
            <text:p>9400000</text:p>
          </table:table-cell>
          <table:table-cell table:formula="of:=774.549*1" office:value-type="float" office:value="774.549" calcext:value-type="float">
            <text:p>774.549</text:p>
          </table:table-cell>
          <table:table-cell table:formula="of:=850.71*1" office:value-type="float" office:value="850.71" calcext:value-type="float">
            <text:p>850.71</text:p>
          </table:table-cell>
          <table:table-cell table:formula="of:=2.724922*1000" office:value-type="float" office:value="2724.922" calcext:value-type="float">
            <text:p>2724.922</text:p>
          </table:table-cell>
          <table:table-cell table:formula="of:=1.059689*1000" office:value-type="float" office:value="1059.689" calcext:value-type="float">
            <text:p>1059.689</text:p>
          </table:table-cell>
          <table:table-cell table:formula="of:=779.563*1" office:value-type="float" office:value="779.563" calcext:value-type="float">
            <text:p>779.563</text:p>
          </table:table-cell>
          <table:table-cell table:formula="of:=1.192565*1000" office:value-type="float" office:value="1192.565" calcext:value-type="float">
            <text:p>1192.565</text:p>
          </table:table-cell>
          <table:table-cell table:formula="of:=1.082394*1000" office:value-type="float" office:value="1082.394" calcext:value-type="float">
            <text:p>1082.394</text:p>
          </table:table-cell>
          <table:table-cell table:formula="of:=894.876*1" office:value-type="float" office:value="894.876" calcext:value-type="float">
            <text:p>894.876</text:p>
          </table:table-cell>
          <table:table-cell table:formula="of:=726.858*1" office:value-type="float" office:value="726.858" calcext:value-type="float">
            <text:p>726.858</text:p>
          </table:table-cell>
          <table:table-cell table:formula="of:=915.902*1" office:value-type="float" office:value="915.902" calcext:value-type="float">
            <text:p>915.902</text:p>
          </table:table-cell>
          <table:table-cell table:formula="of:=976.998*1" office:value-type="float" office:value="976.998" calcext:value-type="float">
            <text:p>976.998</text:p>
          </table:table-cell>
          <table:table-cell table:formula="of:=1.017037*1000" office:value-type="float" office:value="1017.037" calcext:value-type="float">
            <text:p>1017.037</text:p>
          </table:table-cell>
          <table:table-cell table:formula="of:=1.049092*1000" office:value-type="float" office:value="1049.092" calcext:value-type="float">
            <text:p>1049.092</text:p>
          </table:table-cell>
          <table:table-cell table:formula="of:=1.101824*1000" office:value-type="float" office:value="1101.824" calcext:value-type="float">
            <text:p>1101.824</text:p>
          </table:table-cell>
          <table:table-cell table:formula="of:=711.195*1" office:value-type="float" office:value="711.195" calcext:value-type="float">
            <text:p>711.195</text:p>
          </table:table-cell>
          <table:table-cell table:formula="of:=964.529*1" office:value-type="float" office:value="964.529" calcext:value-type="float">
            <text:p>964.529</text:p>
          </table:table-cell>
          <table:table-cell table:formula="of:=832.504*1" office:value-type="float" office:value="832.504" calcext:value-type="float">
            <text:p>832.504</text:p>
          </table:table-cell>
          <table:table-cell table:formula="of:=810.031*1" office:value-type="float" office:value="810.031" calcext:value-type="float">
            <text:p>810.031</text:p>
          </table:table-cell>
          <table:table-cell table:formula="of:=1.187581*1000" office:value-type="float" office:value="1187.581" calcext:value-type="float">
            <text:p>1187.581</text:p>
          </table:table-cell>
          <table:table-cell table:formula="of:=978.52*1" office:value-type="float" office:value="978.52" calcext:value-type="float">
            <text:p>978.52</text:p>
          </table:table-cell>
        </table:table-row>
        <table:table-row table:style-name="ro1">
          <table:table-cell table:formula="of:=9600000" office:value-type="float" office:value="9600000" calcext:value-type="float">
            <text:p>9600000</text:p>
          </table:table-cell>
          <table:table-cell table:formula="of:=901.329*1" office:value-type="float" office:value="901.329" calcext:value-type="float">
            <text:p>901.329</text:p>
          </table:table-cell>
          <table:table-cell table:formula="of:=1.121356*1000" office:value-type="float" office:value="1121.356" calcext:value-type="float">
            <text:p>1121.356</text:p>
          </table:table-cell>
          <table:table-cell table:formula="of:=909.909*1" office:value-type="float" office:value="909.909" calcext:value-type="float">
            <text:p>909.909</text:p>
          </table:table-cell>
          <table:table-cell table:formula="of:=955.265*1" office:value-type="float" office:value="955.265" calcext:value-type="float">
            <text:p>955.265</text:p>
          </table:table-cell>
          <table:table-cell table:formula="of:=1.101104*1000" office:value-type="float" office:value="1101.104" calcext:value-type="float">
            <text:p>1101.104</text:p>
          </table:table-cell>
          <table:table-cell table:formula="of:=1.046357*1000" office:value-type="float" office:value="1046.357" calcext:value-type="float">
            <text:p>1046.357</text:p>
          </table:table-cell>
          <table:table-cell table:formula="of:=1.157962*1000" office:value-type="float" office:value="1157.962" calcext:value-type="float">
            <text:p>1157.962</text:p>
          </table:table-cell>
          <table:table-cell table:formula="of:=904.238*1" office:value-type="float" office:value="904.238" calcext:value-type="float">
            <text:p>904.238</text:p>
          </table:table-cell>
          <table:table-cell table:formula="of:=945.474*1" office:value-type="float" office:value="945.474" calcext:value-type="float">
            <text:p>945.474</text:p>
          </table:table-cell>
          <table:table-cell table:formula="of:=909.433*1" office:value-type="float" office:value="909.433" calcext:value-type="float">
            <text:p>909.433</text:p>
          </table:table-cell>
          <table:table-cell table:formula="of:=26.001598*1000" office:value-type="float" office:value="26001.598" calcext:value-type="float">
            <text:p>26001.598</text:p>
          </table:table-cell>
          <table:table-cell table:formula="of:=565.215*1" office:value-type="float" office:value="565.215" calcext:value-type="float">
            <text:p>565.215</text:p>
          </table:table-cell>
          <table:table-cell table:formula="of:=952.737*1" office:value-type="float" office:value="952.737" calcext:value-type="float">
            <text:p>952.737</text:p>
          </table:table-cell>
          <table:table-cell table:formula="of:=992.152*1" office:value-type="float" office:value="992.152" calcext:value-type="float">
            <text:p>992.152</text:p>
          </table:table-cell>
          <table:table-cell table:formula="of:=793.142*1" office:value-type="float" office:value="793.142" calcext:value-type="float">
            <text:p>793.142</text:p>
          </table:table-cell>
          <table:table-cell table:formula="of:=890.597*1" office:value-type="float" office:value="890.597" calcext:value-type="float">
            <text:p>890.597</text:p>
          </table:table-cell>
          <table:table-cell table:formula="of:=960.458*1" office:value-type="float" office:value="960.458" calcext:value-type="float">
            <text:p>960.458</text:p>
          </table:table-cell>
          <table:table-cell table:formula="of:=1.066296*1000" office:value-type="float" office:value="1066.296" calcext:value-type="float">
            <text:p>1066.296</text:p>
          </table:table-cell>
          <table:table-cell table:formula="of:=870.012*1" office:value-type="float" office:value="870.012" calcext:value-type="float">
            <text:p>870.012</text:p>
          </table:table-cell>
          <table:table-cell table:formula="of:=946.332*1" office:value-type="float" office:value="946.332" calcext:value-type="float">
            <text:p>946.332</text:p>
          </table:table-cell>
        </table:table-row>
        <table:table-row table:style-name="ro1">
          <table:table-cell table:formula="of:=9800000" office:value-type="float" office:value="9800000" calcext:value-type="float">
            <text:p>9800000</text:p>
          </table:table-cell>
          <table:table-cell table:formula="of:=1.210469*1000" office:value-type="float" office:value="1210.469" calcext:value-type="float">
            <text:p>1210.469</text:p>
          </table:table-cell>
          <table:table-cell table:formula="of:=1.223508*1000" office:value-type="float" office:value="1223.508" calcext:value-type="float">
            <text:p>1223.508</text:p>
          </table:table-cell>
          <table:table-cell table:formula="of:=1.43408*1000" office:value-type="float" office:value="1434.08" calcext:value-type="float">
            <text:p>1434.08</text:p>
          </table:table-cell>
          <table:table-cell table:formula="of:=1.224278*1000" office:value-type="float" office:value="1224.278" calcext:value-type="float">
            <text:p>1224.278</text:p>
          </table:table-cell>
          <table:table-cell table:formula="of:=773.462*1" office:value-type="float" office:value="773.462" calcext:value-type="float">
            <text:p>773.462</text:p>
          </table:table-cell>
          <table:table-cell table:formula="of:=1.024738*1000" office:value-type="float" office:value="1024.738" calcext:value-type="float">
            <text:p>1024.738</text:p>
          </table:table-cell>
          <table:table-cell table:formula="of:=1.023932*1000" office:value-type="float" office:value="1023.932" calcext:value-type="float">
            <text:p>1023.932</text:p>
          </table:table-cell>
          <table:table-cell table:formula="of:=1.062352*1000" office:value-type="float" office:value="1062.352" calcext:value-type="float">
            <text:p>1062.352</text:p>
          </table:table-cell>
          <table:table-cell table:formula="of:=860.987*1" office:value-type="float" office:value="860.987" calcext:value-type="float">
            <text:p>860.987</text:p>
          </table:table-cell>
          <table:table-cell table:formula="of:=933.441*1" office:value-type="float" office:value="933.441" calcext:value-type="float">
            <text:p>933.441</text:p>
          </table:table-cell>
          <table:table-cell table:formula="of:=836.943*1" office:value-type="float" office:value="836.943" calcext:value-type="float">
            <text:p>836.943</text:p>
          </table:table-cell>
          <table:table-cell table:formula="of:=1.035428*1000" office:value-type="float" office:value="1035.428" calcext:value-type="float">
            <text:p>1035.428</text:p>
          </table:table-cell>
          <table:table-cell table:formula="of:=831.597*1" office:value-type="float" office:value="831.597" calcext:value-type="float">
            <text:p>831.597</text:p>
          </table:table-cell>
          <table:table-cell table:formula="of:=884.729*1" office:value-type="float" office:value="884.729" calcext:value-type="float">
            <text:p>884.729</text:p>
          </table:table-cell>
          <table:table-cell table:formula="of:=780.012*1" office:value-type="float" office:value="780.012" calcext:value-type="float">
            <text:p>780.012</text:p>
          </table:table-cell>
          <table:table-cell table:formula="of:=1.030814*1000" office:value-type="float" office:value="1030.814" calcext:value-type="float">
            <text:p>1030.814</text:p>
          </table:table-cell>
          <table:table-cell table:formula="of:=964.069*1" office:value-type="float" office:value="964.069" calcext:value-type="float">
            <text:p>964.069</text:p>
          </table:table-cell>
          <table:table-cell table:formula="of:=801.786*1" office:value-type="float" office:value="801.786" calcext:value-type="float">
            <text:p>801.786</text:p>
          </table:table-cell>
          <table:table-cell table:formula="of:=847.474*1" office:value-type="float" office:value="847.474" calcext:value-type="float">
            <text:p>847.474</text:p>
          </table:table-cell>
          <table:table-cell table:formula="of:=935.576*1" office:value-type="float" office:value="935.576" calcext:value-type="float">
            <text:p>935.576</text:p>
          </table:table-cell>
        </table:table-row>
        <table:table-row table:style-name="ro1">
          <table:table-cell table:formula="of:=10000000" office:value-type="float" office:value="10000000" calcext:value-type="float">
            <text:p>10000000</text:p>
          </table:table-cell>
          <table:table-cell table:formula="of:=979.461*1" office:value-type="float" office:value="979.461" calcext:value-type="float">
            <text:p>979.461</text:p>
          </table:table-cell>
          <table:table-cell table:formula="of:=981.468*1" office:value-type="float" office:value="981.468" calcext:value-type="float">
            <text:p>981.468</text:p>
          </table:table-cell>
          <table:table-cell table:formula="of:=972.335*1" office:value-type="float" office:value="972.335" calcext:value-type="float">
            <text:p>972.335</text:p>
          </table:table-cell>
          <table:table-cell table:formula="of:=756.523*1" office:value-type="float" office:value="756.523" calcext:value-type="float">
            <text:p>756.523</text:p>
          </table:table-cell>
          <table:table-cell table:formula="of:=612.831*1" office:value-type="float" office:value="612.831" calcext:value-type="float">
            <text:p>612.831</text:p>
          </table:table-cell>
          <table:table-cell table:formula="of:=763.999*1" office:value-type="float" office:value="763.999" calcext:value-type="float">
            <text:p>763.999</text:p>
          </table:table-cell>
          <table:table-cell table:formula="of:=985.969*1" office:value-type="float" office:value="985.969" calcext:value-type="float">
            <text:p>985.969</text:p>
          </table:table-cell>
          <table:table-cell table:formula="of:=955.678*1" office:value-type="float" office:value="955.678" calcext:value-type="float">
            <text:p>955.678</text:p>
          </table:table-cell>
          <table:table-cell table:formula="of:=994.959*1" office:value-type="float" office:value="994.959" calcext:value-type="float">
            <text:p>994.959</text:p>
          </table:table-cell>
          <table:table-cell table:formula="of:=931.426*1" office:value-type="float" office:value="931.426" calcext:value-type="float">
            <text:p>931.426</text:p>
          </table:table-cell>
          <table:table-cell table:formula="of:=1.03647*1000" office:value-type="float" office:value="1036.47" calcext:value-type="float">
            <text:p>1036.47</text:p>
          </table:table-cell>
          <table:table-cell table:formula="of:=925.354*1" office:value-type="float" office:value="925.354" calcext:value-type="float">
            <text:p>925.354</text:p>
          </table:table-cell>
          <table:table-cell table:formula="of:=950.909*1" office:value-type="float" office:value="950.909" calcext:value-type="float">
            <text:p>950.909</text:p>
          </table:table-cell>
          <table:table-cell table:formula="of:=788.927*1" office:value-type="float" office:value="788.927" calcext:value-type="float">
            <text:p>788.927</text:p>
          </table:table-cell>
          <table:table-cell table:formula="of:=795.183*1" office:value-type="float" office:value="795.183" calcext:value-type="float">
            <text:p>795.183</text:p>
          </table:table-cell>
          <table:table-cell table:formula="of:=811.991*1" office:value-type="float" office:value="811.991" calcext:value-type="float">
            <text:p>811.991</text:p>
          </table:table-cell>
          <table:table-cell table:formula="of:=977.633*1" office:value-type="float" office:value="977.633" calcext:value-type="float">
            <text:p>977.633</text:p>
          </table:table-cell>
          <table:table-cell table:formula="of:=1.056715*1000" office:value-type="float" office:value="1056.715" calcext:value-type="float">
            <text:p>1056.715</text:p>
          </table:table-cell>
          <table:table-cell table:formula="of:=1.123876*1000" office:value-type="float" office:value="1123.876" calcext:value-type="float">
            <text:p>1123.876</text:p>
          </table:table-cell>
          <table:table-cell table:formula="of:=846.615*1" office:value-type="float" office:value="846.615" calcext:value-type="float">
            <text:p>846.615</text:p>
          </table:table-cell>
        </table:table-row>
        <table:table-row table:style-name="ro1" table:number-rows-repeated="5">
          <table:table-cell table:number-columns-repeated="21"/>
        </table:table-row>
        <table:table-row table:style-name="ro1">
          <table:table-cell/>
          <table:table-cell table:formula="of:=MIN([.B2];2000)" office:value-type="float" office:value="1" calcext:value-type="float">
            <text:p>1</text:p>
          </table:table-cell>
          <table:table-cell table:formula="of:=MIN([.C2];2000)" office:value-type="float" office:value="2" calcext:value-type="float">
            <text:p>2</text:p>
          </table:table-cell>
          <table:table-cell table:formula="of:=MIN([.D2];2000)" office:value-type="float" office:value="3" calcext:value-type="float">
            <text:p>3</text:p>
          </table:table-cell>
          <table:table-cell table:formula="of:=MIN([.E2];2000)" office:value-type="float" office:value="4" calcext:value-type="float">
            <text:p>4</text:p>
          </table:table-cell>
          <table:table-cell table:formula="of:=MIN([.F2];2000)" office:value-type="float" office:value="5" calcext:value-type="float">
            <text:p>5</text:p>
          </table:table-cell>
          <table:table-cell table:formula="of:=MIN([.G2];2000)" office:value-type="float" office:value="6" calcext:value-type="float">
            <text:p>6</text:p>
          </table:table-cell>
          <table:table-cell table:formula="of:=MIN([.H2];2000)" office:value-type="float" office:value="7" calcext:value-type="float">
            <text:p>7</text:p>
          </table:table-cell>
          <table:table-cell table:formula="of:=MIN([.I2];2000)" office:value-type="float" office:value="8" calcext:value-type="float">
            <text:p>8</text:p>
          </table:table-cell>
          <table:table-cell table:formula="of:=MIN([.J2];2000)" office:value-type="float" office:value="9" calcext:value-type="float">
            <text:p>9</text:p>
          </table:table-cell>
          <table:table-cell table:formula="of:=MIN([.K2];2000)" office:value-type="float" office:value="10" calcext:value-type="float">
            <text:p>10</text:p>
          </table:table-cell>
          <table:table-cell table:formula="of:=MIN([.L2];2000)" office:value-type="float" office:value="11" calcext:value-type="float">
            <text:p>11</text:p>
          </table:table-cell>
          <table:table-cell table:formula="of:=MIN([.M2];2000)" office:value-type="float" office:value="12" calcext:value-type="float">
            <text:p>12</text:p>
          </table:table-cell>
          <table:table-cell table:formula="of:=MIN([.N2];2000)" office:value-type="float" office:value="13" calcext:value-type="float">
            <text:p>13</text:p>
          </table:table-cell>
          <table:table-cell table:formula="of:=MIN([.O2];2000)" office:value-type="float" office:value="14" calcext:value-type="float">
            <text:p>14</text:p>
          </table:table-cell>
          <table:table-cell table:formula="of:=MIN([.P2];2000)" office:value-type="float" office:value="15" calcext:value-type="float">
            <text:p>15</text:p>
          </table:table-cell>
          <table:table-cell table:formula="of:=MIN([.Q2];2000)" office:value-type="float" office:value="16" calcext:value-type="float">
            <text:p>16</text:p>
          </table:table-cell>
          <table:table-cell table:formula="of:=MIN([.R2];2000)" office:value-type="float" office:value="17" calcext:value-type="float">
            <text:p>17</text:p>
          </table:table-cell>
          <table:table-cell table:formula="of:=MIN([.S2];2000)" office:value-type="float" office:value="18" calcext:value-type="float">
            <text:p>18</text:p>
          </table:table-cell>
          <table:table-cell table:formula="of:=MIN([.T2];2000)" office:value-type="float" office:value="19" calcext:value-type="float">
            <text:p>19</text:p>
          </table:table-cell>
          <table:table-cell table:formula="of:=MIN([.U2];2000)" office:value-type="float" office:value="20" calcext:value-type="float">
            <text:p>20</text:p>
          </table:table-cell>
        </table:table-row>
        <table:table-row table:style-name="ro1">
          <table:table-cell table:formula="of:=[.A3]" office:value-type="float" office:value="7400000" calcext:value-type="float">
            <text:p>7400000</text:p>
          </table:table-cell>
          <table:table-cell table:formula="of:=MIN([.B3];2000)" office:value-type="float" office:value="8.267" calcext:value-type="float">
            <text:p>8.267</text:p>
          </table:table-cell>
          <table:table-cell table:formula="of:=MIN([.C3];2000)" office:value-type="float" office:value="43.546" calcext:value-type="float">
            <text:p>43.546</text:p>
          </table:table-cell>
          <table:table-cell table:formula="of:=MIN([.D3];2000)" office:value-type="float" office:value="39.498" calcext:value-type="float">
            <text:p>39.498</text:p>
          </table:table-cell>
          <table:table-cell table:formula="of:=MIN([.E3];2000)" office:value-type="float" office:value="54.064" calcext:value-type="float">
            <text:p>54.064</text:p>
          </table:table-cell>
          <table:table-cell table:formula="of:=MIN([.F3];2000)" office:value-type="float" office:value="136.684" calcext:value-type="float">
            <text:p>136.684</text:p>
          </table:table-cell>
          <table:table-cell table:formula="of:=MIN([.G3];2000)" office:value-type="float" office:value="78.735" calcext:value-type="float">
            <text:p>78.735</text:p>
          </table:table-cell>
          <table:table-cell table:formula="of:=MIN([.H3];2000)" office:value-type="float" office:value="50.374" calcext:value-type="float">
            <text:p>50.374</text:p>
          </table:table-cell>
          <table:table-cell table:formula="of:=MIN([.I3];2000)" office:value-type="float" office:value="196.733" calcext:value-type="float">
            <text:p>196.733</text:p>
          </table:table-cell>
          <table:table-cell table:formula="of:=MIN([.J3];2000)" office:value-type="float" office:value="6.121" calcext:value-type="float">
            <text:p>6.121</text:p>
          </table:table-cell>
          <table:table-cell table:formula="of:=MIN([.K3];2000)" office:value-type="float" office:value="2000" calcext:value-type="float">
            <text:p>2000</text:p>
          </table:table-cell>
          <table:table-cell table:formula="of:=MIN([.L3];2000)" office:value-type="float" office:value="46.638" calcext:value-type="float">
            <text:p>46.638</text:p>
          </table:table-cell>
          <table:table-cell table:formula="of:=MIN([.M3];2000)" office:value-type="float" office:value="0.975" calcext:value-type="float">
            <text:p>0.975</text:p>
          </table:table-cell>
          <table:table-cell table:formula="of:=MIN([.N3];2000)" office:value-type="float" office:value="137.829" calcext:value-type="float">
            <text:p>137.829</text:p>
          </table:table-cell>
          <table:table-cell table:formula="of:=MIN([.O3];2000)" office:value-type="float" office:value="128.392" calcext:value-type="float">
            <text:p>128.392</text:p>
          </table:table-cell>
          <table:table-cell table:formula="of:=MIN([.P3];2000)" office:value-type="float" office:value="150.126" calcext:value-type="float">
            <text:p>150.126</text:p>
          </table:table-cell>
          <table:table-cell table:formula="of:=MIN([.Q3];2000)" office:value-type="float" office:value="263.25" calcext:value-type="float">
            <text:p>263.25</text:p>
          </table:table-cell>
          <table:table-cell table:formula="of:=MIN([.R3];2000)" office:value-type="float" office:value="86.901" calcext:value-type="float">
            <text:p>86.901</text:p>
          </table:table-cell>
          <table:table-cell table:formula="of:=MIN([.S3];2000)" office:value-type="float" office:value="103.791" calcext:value-type="float">
            <text:p>103.791</text:p>
          </table:table-cell>
          <table:table-cell table:formula="of:=MIN([.T3];2000)" office:value-type="float" office:value="81.634" calcext:value-type="float">
            <text:p>81.634</text:p>
          </table:table-cell>
          <table:table-cell table:formula="of:=MIN([.U3];2000)" office:value-type="float" office:value="257.94" calcext:value-type="float">
            <text:p>257.94</text:p>
          </table:table-cell>
        </table:table-row>
        <table:table-row table:style-name="ro1">
          <table:table-cell table:formula="of:=[.A4]" office:value-type="float" office:value="7600000" calcext:value-type="float">
            <text:p>7600000</text:p>
          </table:table-cell>
          <table:table-cell table:formula="of:=MIN([.B4];2000)" office:value-type="float" office:value="319.983" calcext:value-type="float">
            <text:p>319.983</text:p>
          </table:table-cell>
          <table:table-cell table:formula="of:=MIN([.C4];2000)" office:value-type="float" office:value="87.969" calcext:value-type="float">
            <text:p>87.969</text:p>
          </table:table-cell>
          <table:table-cell table:formula="of:=MIN([.D4];2000)" office:value-type="float" office:value="142.899" calcext:value-type="float">
            <text:p>142.899</text:p>
          </table:table-cell>
          <table:table-cell table:formula="of:=MIN([.E4];2000)" office:value-type="float" office:value="8.043" calcext:value-type="float">
            <text:p>8.043</text:p>
          </table:table-cell>
          <table:table-cell table:formula="of:=MIN([.F4];2000)" office:value-type="float" office:value="8.119" calcext:value-type="float">
            <text:p>8.119</text:p>
          </table:table-cell>
          <table:table-cell table:formula="of:=MIN([.G4];2000)" office:value-type="float" office:value="272.231" calcext:value-type="float">
            <text:p>272.231</text:p>
          </table:table-cell>
          <table:table-cell table:formula="of:=MIN([.H4];2000)" office:value-type="float" office:value="224.466" calcext:value-type="float">
            <text:p>224.466</text:p>
          </table:table-cell>
          <table:table-cell table:formula="of:=MIN([.I4];2000)" office:value-type="float" office:value="5.769" calcext:value-type="float">
            <text:p>5.769</text:p>
          </table:table-cell>
          <table:table-cell table:formula="of:=MIN([.J4];2000)" office:value-type="float" office:value="26.713" calcext:value-type="float">
            <text:p>26.713</text:p>
          </table:table-cell>
          <table:table-cell table:formula="of:=MIN([.K4];2000)" office:value-type="float" office:value="3.545" calcext:value-type="float">
            <text:p>3.545</text:p>
          </table:table-cell>
          <table:table-cell table:formula="of:=MIN([.L4];2000)" office:value-type="float" office:value="74.142" calcext:value-type="float">
            <text:p>74.142</text:p>
          </table:table-cell>
          <table:table-cell table:formula="of:=MIN([.M4];2000)" office:value-type="float" office:value="260.937" calcext:value-type="float">
            <text:p>260.937</text:p>
          </table:table-cell>
          <table:table-cell table:formula="of:=MIN([.N4];2000)" office:value-type="float" office:value="927.068" calcext:value-type="float">
            <text:p>927.068</text:p>
          </table:table-cell>
          <table:table-cell table:formula="of:=MIN([.O4];2000)" office:value-type="float" office:value="174.214" calcext:value-type="float">
            <text:p>174.214</text:p>
          </table:table-cell>
          <table:table-cell table:formula="of:=MIN([.P4];2000)" office:value-type="float" office:value="49.519" calcext:value-type="float">
            <text:p>49.519</text:p>
          </table:table-cell>
          <table:table-cell table:formula="of:=MIN([.Q4];2000)" office:value-type="float" office:value="167.163" calcext:value-type="float">
            <text:p>167.163</text:p>
          </table:table-cell>
          <table:table-cell table:formula="of:=MIN([.R4];2000)" office:value-type="float" office:value="190.558" calcext:value-type="float">
            <text:p>190.558</text:p>
          </table:table-cell>
          <table:table-cell table:formula="of:=MIN([.S4];2000)" office:value-type="float" office:value="148.398" calcext:value-type="float">
            <text:p>148.398</text:p>
          </table:table-cell>
          <table:table-cell table:formula="of:=MIN([.T4];2000)" office:value-type="float" office:value="160.647" calcext:value-type="float">
            <text:p>160.647</text:p>
          </table:table-cell>
          <table:table-cell table:formula="of:=MIN([.U4];2000)" office:value-type="float" office:value="32.881" calcext:value-type="float">
            <text:p>32.881</text:p>
          </table:table-cell>
        </table:table-row>
        <table:table-row table:style-name="ro1">
          <table:table-cell table:formula="of:=[.A5]" office:value-type="float" office:value="7800000" calcext:value-type="float">
            <text:p>7800000</text:p>
          </table:table-cell>
          <table:table-cell table:formula="of:=MIN([.B5];2000)" office:value-type="float" office:value="220.953" calcext:value-type="float">
            <text:p>220.953</text:p>
          </table:table-cell>
          <table:table-cell table:formula="of:=MIN([.C5];2000)" office:value-type="float" office:value="1930.186" calcext:value-type="float">
            <text:p>1930.186</text:p>
          </table:table-cell>
          <table:table-cell table:formula="of:=MIN([.D5];2000)" office:value-type="float" office:value="2000" calcext:value-type="float">
            <text:p>2000</text:p>
          </table:table-cell>
          <table:table-cell table:formula="of:=MIN([.E5];2000)" office:value-type="float" office:value="736.515" calcext:value-type="float">
            <text:p>736.515</text:p>
          </table:table-cell>
          <table:table-cell table:formula="of:=MIN([.F5];2000)" office:value-type="float" office:value="59.656" calcext:value-type="float">
            <text:p>59.656</text:p>
          </table:table-cell>
          <table:table-cell table:formula="of:=MIN([.G5];2000)" office:value-type="float" office:value="92.422" calcext:value-type="float">
            <text:p>92.422</text:p>
          </table:table-cell>
          <table:table-cell table:formula="of:=MIN([.H5];2000)" office:value-type="float" office:value="16.003" calcext:value-type="float">
            <text:p>16.003</text:p>
          </table:table-cell>
          <table:table-cell table:formula="of:=MIN([.I5];2000)" office:value-type="float" office:value="176.79" calcext:value-type="float">
            <text:p>176.79</text:p>
          </table:table-cell>
          <table:table-cell table:formula="of:=MIN([.J5];2000)" office:value-type="float" office:value="60.803" calcext:value-type="float">
            <text:p>60.803</text:p>
          </table:table-cell>
          <table:table-cell table:formula="of:=MIN([.K5];2000)" office:value-type="float" office:value="154.954" calcext:value-type="float">
            <text:p>154.954</text:p>
          </table:table-cell>
          <table:table-cell table:formula="of:=MIN([.L5];2000)" office:value-type="float" office:value="233.176" calcext:value-type="float">
            <text:p>233.176</text:p>
          </table:table-cell>
          <table:table-cell table:formula="of:=MIN([.M5];2000)" office:value-type="float" office:value="210.177" calcext:value-type="float">
            <text:p>210.177</text:p>
          </table:table-cell>
          <table:table-cell table:formula="of:=MIN([.N5];2000)" office:value-type="float" office:value="31.77" calcext:value-type="float">
            <text:p>31.77</text:p>
          </table:table-cell>
          <table:table-cell table:formula="of:=MIN([.O5];2000)" office:value-type="float" office:value="114.686" calcext:value-type="float">
            <text:p>114.686</text:p>
          </table:table-cell>
          <table:table-cell table:formula="of:=MIN([.P5];2000)" office:value-type="float" office:value="251.928" calcext:value-type="float">
            <text:p>251.928</text:p>
          </table:table-cell>
          <table:table-cell table:formula="of:=MIN([.Q5];2000)" office:value-type="float" office:value="197.759" calcext:value-type="float">
            <text:p>197.759</text:p>
          </table:table-cell>
          <table:table-cell table:formula="of:=MIN([.R5];2000)" office:value-type="float" office:value="161.032" calcext:value-type="float">
            <text:p>161.032</text:p>
          </table:table-cell>
          <table:table-cell table:formula="of:=MIN([.S5];2000)" office:value-type="float" office:value="275.688" calcext:value-type="float">
            <text:p>275.688</text:p>
          </table:table-cell>
          <table:table-cell table:formula="of:=MIN([.T5];2000)" office:value-type="float" office:value="59.068" calcext:value-type="float">
            <text:p>59.068</text:p>
          </table:table-cell>
          <table:table-cell table:formula="of:=MIN([.U5];2000)" office:value-type="float" office:value="124.718" calcext:value-type="float">
            <text:p>124.718</text:p>
          </table:table-cell>
        </table:table-row>
        <table:table-row table:style-name="ro1">
          <table:table-cell table:formula="of:=[.A6]" office:value-type="float" office:value="8000000" calcext:value-type="float">
            <text:p>8000000</text:p>
          </table:table-cell>
          <table:table-cell table:formula="of:=MIN([.B6];2000)" office:value-type="float" office:value="109.697" calcext:value-type="float">
            <text:p>109.697</text:p>
          </table:table-cell>
          <table:table-cell table:formula="of:=MIN([.C6];2000)" office:value-type="float" office:value="496.595" calcext:value-type="float">
            <text:p>496.595</text:p>
          </table:table-cell>
          <table:table-cell table:formula="of:=MIN([.D6];2000)" office:value-type="float" office:value="206.483" calcext:value-type="float">
            <text:p>206.483</text:p>
          </table:table-cell>
          <table:table-cell table:formula="of:=MIN([.E6];2000)" office:value-type="float" office:value="48.507" calcext:value-type="float">
            <text:p>48.507</text:p>
          </table:table-cell>
          <table:table-cell table:formula="of:=MIN([.F6];2000)" office:value-type="float" office:value="47.207" calcext:value-type="float">
            <text:p>47.207</text:p>
          </table:table-cell>
          <table:table-cell table:formula="of:=MIN([.G6];2000)" office:value-type="float" office:value="25.549" calcext:value-type="float">
            <text:p>25.549</text:p>
          </table:table-cell>
          <table:table-cell table:formula="of:=MIN([.H6];2000)" office:value-type="float" office:value="43.355" calcext:value-type="float">
            <text:p>43.355</text:p>
          </table:table-cell>
          <table:table-cell table:formula="of:=MIN([.I6];2000)" office:value-type="float" office:value="49.796" calcext:value-type="float">
            <text:p>49.796</text:p>
          </table:table-cell>
          <table:table-cell table:formula="of:=MIN([.J6];2000)" office:value-type="float" office:value="65.897" calcext:value-type="float">
            <text:p>65.897</text:p>
          </table:table-cell>
          <table:table-cell table:formula="of:=MIN([.K6];2000)" office:value-type="float" office:value="173.164" calcext:value-type="float">
            <text:p>173.164</text:p>
          </table:table-cell>
          <table:table-cell table:formula="of:=MIN([.L6];2000)" office:value-type="float" office:value="194.802" calcext:value-type="float">
            <text:p>194.802</text:p>
          </table:table-cell>
          <table:table-cell table:formula="of:=MIN([.M6];2000)" office:value-type="float" office:value="17.977" calcext:value-type="float">
            <text:p>17.977</text:p>
          </table:table-cell>
          <table:table-cell table:formula="of:=MIN([.N6];2000)" office:value-type="float" office:value="467.153" calcext:value-type="float">
            <text:p>467.153</text:p>
          </table:table-cell>
          <table:table-cell table:formula="of:=MIN([.O6];2000)" office:value-type="float" office:value="48.106" calcext:value-type="float">
            <text:p>48.106</text:p>
          </table:table-cell>
          <table:table-cell table:formula="of:=MIN([.P6];2000)" office:value-type="float" office:value="74.346" calcext:value-type="float">
            <text:p>74.346</text:p>
          </table:table-cell>
          <table:table-cell table:formula="of:=MIN([.Q6];2000)" office:value-type="float" office:value="54.635" calcext:value-type="float">
            <text:p>54.635</text:p>
          </table:table-cell>
          <table:table-cell table:formula="of:=MIN([.R6];2000)" office:value-type="float" office:value="41.405" calcext:value-type="float">
            <text:p>41.405</text:p>
          </table:table-cell>
          <table:table-cell table:formula="of:=MIN([.S6];2000)" office:value-type="float" office:value="96.341" calcext:value-type="float">
            <text:p>96.341</text:p>
          </table:table-cell>
          <table:table-cell table:formula="of:=MIN([.T6];2000)" office:value-type="float" office:value="19.68" calcext:value-type="float">
            <text:p>19.68</text:p>
          </table:table-cell>
          <table:table-cell table:formula="of:=MIN([.U6];2000)" office:value-type="float" office:value="16.97" calcext:value-type="float">
            <text:p>16.97</text:p>
          </table:table-cell>
        </table:table-row>
        <table:table-row table:style-name="ro1">
          <table:table-cell table:formula="of:=[.A7]" office:value-type="float" office:value="8200000" calcext:value-type="float">
            <text:p>8200000</text:p>
          </table:table-cell>
          <table:table-cell table:formula="of:=MIN([.B7];2000)" office:value-type="float" office:value="1045.263" calcext:value-type="float">
            <text:p>1045.263</text:p>
          </table:table-cell>
          <table:table-cell table:formula="of:=MIN([.C7];2000)" office:value-type="float" office:value="1053.373" calcext:value-type="float">
            <text:p>1053.373</text:p>
          </table:table-cell>
          <table:table-cell table:formula="of:=MIN([.D7];2000)" office:value-type="float" office:value="36.06" calcext:value-type="float">
            <text:p>36.06</text:p>
          </table:table-cell>
          <table:table-cell table:formula="of:=MIN([.E7];2000)" office:value-type="float" office:value="1089.803" calcext:value-type="float">
            <text:p>1089.803</text:p>
          </table:table-cell>
          <table:table-cell table:formula="of:=MIN([.F7];2000)" office:value-type="float" office:value="53.919" calcext:value-type="float">
            <text:p>53.919</text:p>
          </table:table-cell>
          <table:table-cell table:formula="of:=MIN([.G7];2000)" office:value-type="float" office:value="1052.975" calcext:value-type="float">
            <text:p>1052.975</text:p>
          </table:table-cell>
          <table:table-cell table:formula="of:=MIN([.H7];2000)" office:value-type="float" office:value="24.168" calcext:value-type="float">
            <text:p>24.168</text:p>
          </table:table-cell>
          <table:table-cell table:formula="of:=MIN([.I7];2000)" office:value-type="float" office:value="274.357" calcext:value-type="float">
            <text:p>274.357</text:p>
          </table:table-cell>
          <table:table-cell table:formula="of:=MIN([.J7];2000)" office:value-type="float" office:value="3.666" calcext:value-type="float">
            <text:p>3.666</text:p>
          </table:table-cell>
          <table:table-cell table:formula="of:=MIN([.K7];2000)" office:value-type="float" office:value="83.555" calcext:value-type="float">
            <text:p>83.555</text:p>
          </table:table-cell>
          <table:table-cell table:formula="of:=MIN([.L7];2000)" office:value-type="float" office:value="1043.609" calcext:value-type="float">
            <text:p>1043.609</text:p>
          </table:table-cell>
          <table:table-cell table:formula="of:=MIN([.M7];2000)" office:value-type="float" office:value="162.35" calcext:value-type="float">
            <text:p>162.35</text:p>
          </table:table-cell>
          <table:table-cell table:formula="of:=MIN([.N7];2000)" office:value-type="float" office:value="791.234" calcext:value-type="float">
            <text:p>791.234</text:p>
          </table:table-cell>
          <table:table-cell table:formula="of:=MIN([.O7];2000)" office:value-type="float" office:value="44.249" calcext:value-type="float">
            <text:p>44.249</text:p>
          </table:table-cell>
          <table:table-cell table:formula="of:=MIN([.P7];2000)" office:value-type="float" office:value="146.364" calcext:value-type="float">
            <text:p>146.364</text:p>
          </table:table-cell>
          <table:table-cell table:formula="of:=MIN([.Q7];2000)" office:value-type="float" office:value="1267.39" calcext:value-type="float">
            <text:p>1267.39</text:p>
          </table:table-cell>
          <table:table-cell table:formula="of:=MIN([.R7];2000)" office:value-type="float" office:value="386.323" calcext:value-type="float">
            <text:p>386.323</text:p>
          </table:table-cell>
          <table:table-cell table:formula="of:=MIN([.S7];2000)" office:value-type="float" office:value="991.559" calcext:value-type="float">
            <text:p>991.559</text:p>
          </table:table-cell>
          <table:table-cell table:formula="of:=MIN([.T7];2000)" office:value-type="float" office:value="63.205" calcext:value-type="float">
            <text:p>63.205</text:p>
          </table:table-cell>
          <table:table-cell table:formula="of:=MIN([.U7];2000)" office:value-type="float" office:value="759.677" calcext:value-type="float">
            <text:p>759.677</text:p>
          </table:table-cell>
        </table:table-row>
        <table:table-row table:style-name="ro1">
          <table:table-cell table:formula="of:=[.A8]" office:value-type="float" office:value="8400000" calcext:value-type="float">
            <text:p>8400000</text:p>
          </table:table-cell>
          <table:table-cell table:formula="of:=MIN([.B8];2000)" office:value-type="float" office:value="5.484" calcext:value-type="float">
            <text:p>5.484</text:p>
          </table:table-cell>
          <table:table-cell table:formula="of:=MIN([.C8];2000)" office:value-type="float" office:value="1105.45" calcext:value-type="float">
            <text:p>1105.45</text:p>
          </table:table-cell>
          <table:table-cell table:formula="of:=MIN([.D8];2000)" office:value-type="float" office:value="997.744" calcext:value-type="float">
            <text:p>997.744</text:p>
          </table:table-cell>
          <table:table-cell table:formula="of:=MIN([.E8];2000)" office:value-type="float" office:value="1023.674" calcext:value-type="float">
            <text:p>1023.674</text:p>
          </table:table-cell>
          <table:table-cell table:formula="of:=MIN([.F8];2000)" office:value-type="float" office:value="1085.829" calcext:value-type="float">
            <text:p>1085.829</text:p>
          </table:table-cell>
          <table:table-cell table:formula="of:=MIN([.G8];2000)" office:value-type="float" office:value="58.846" calcext:value-type="float">
            <text:p>58.846</text:p>
          </table:table-cell>
          <table:table-cell table:formula="of:=MIN([.H8];2000)" office:value-type="float" office:value="1017.707" calcext:value-type="float">
            <text:p>1017.707</text:p>
          </table:table-cell>
          <table:table-cell table:formula="of:=MIN([.I8];2000)" office:value-type="float" office:value="1616.841" calcext:value-type="float">
            <text:p>1616.841</text:p>
          </table:table-cell>
          <table:table-cell table:formula="of:=MIN([.J8];2000)" office:value-type="float" office:value="1248.775" calcext:value-type="float">
            <text:p>1248.775</text:p>
          </table:table-cell>
          <table:table-cell table:formula="of:=MIN([.K8];2000)" office:value-type="float" office:value="1072.147" calcext:value-type="float">
            <text:p>1072.147</text:p>
          </table:table-cell>
          <table:table-cell table:formula="of:=MIN([.L8];2000)" office:value-type="float" office:value="1133.742" calcext:value-type="float">
            <text:p>1133.742</text:p>
          </table:table-cell>
          <table:table-cell table:formula="of:=MIN([.M8];2000)" office:value-type="float" office:value="2000" calcext:value-type="float">
            <text:p>2000</text:p>
          </table:table-cell>
          <table:table-cell table:formula="of:=MIN([.N8];2000)" office:value-type="float" office:value="951.518" calcext:value-type="float">
            <text:p>951.518</text:p>
          </table:table-cell>
          <table:table-cell table:formula="of:=MIN([.O8];2000)" office:value-type="float" office:value="993.814" calcext:value-type="float">
            <text:p>993.814</text:p>
          </table:table-cell>
          <table:table-cell table:formula="of:=MIN([.P8];2000)" office:value-type="float" office:value="816.961" calcext:value-type="float">
            <text:p>816.961</text:p>
          </table:table-cell>
          <table:table-cell table:formula="of:=MIN([.Q8];2000)" office:value-type="float" office:value="2000" calcext:value-type="float">
            <text:p>2000</text:p>
          </table:table-cell>
          <table:table-cell table:formula="of:=MIN([.R8];2000)" office:value-type="float" office:value="881.862" calcext:value-type="float">
            <text:p>881.862</text:p>
          </table:table-cell>
          <table:table-cell table:formula="of:=MIN([.S8];2000)" office:value-type="float" office:value="149.086" calcext:value-type="float">
            <text:p>149.086</text:p>
          </table:table-cell>
          <table:table-cell table:formula="of:=MIN([.T8];2000)" office:value-type="float" office:value="1121.386" calcext:value-type="float">
            <text:p>1121.386</text:p>
          </table:table-cell>
          <table:table-cell table:formula="of:=MIN([.U8];2000)" office:value-type="float" office:value="1170.987" calcext:value-type="float">
            <text:p>1170.987</text:p>
          </table:table-cell>
        </table:table-row>
        <table:table-row table:style-name="ro1">
          <table:table-cell table:formula="of:=[.A9]" office:value-type="float" office:value="8600000" calcext:value-type="float">
            <text:p>8600000</text:p>
          </table:table-cell>
          <table:table-cell table:formula="of:=MIN([.B9];2000)" office:value-type="float" office:value="830.57" calcext:value-type="float">
            <text:p>830.57</text:p>
          </table:table-cell>
          <table:table-cell table:formula="of:=MIN([.C9];2000)" office:value-type="float" office:value="844.398" calcext:value-type="float">
            <text:p>844.398</text:p>
          </table:table-cell>
          <table:table-cell table:formula="of:=MIN([.D9];2000)" office:value-type="float" office:value="1119.441" calcext:value-type="float">
            <text:p>1119.441</text:p>
          </table:table-cell>
          <table:table-cell table:formula="of:=MIN([.E9];2000)" office:value-type="float" office:value="697.331" calcext:value-type="float">
            <text:p>697.331</text:p>
          </table:table-cell>
          <table:table-cell table:formula="of:=MIN([.F9];2000)" office:value-type="float" office:value="1112.053" calcext:value-type="float">
            <text:p>1112.053</text:p>
          </table:table-cell>
          <table:table-cell table:formula="of:=MIN([.G9];2000)" office:value-type="float" office:value="797.3" calcext:value-type="float">
            <text:p>797.3</text:p>
          </table:table-cell>
          <table:table-cell table:formula="of:=MIN([.H9];2000)" office:value-type="float" office:value="1173.377" calcext:value-type="float">
            <text:p>1173.377</text:p>
          </table:table-cell>
          <table:table-cell table:formula="of:=MIN([.I9];2000)" office:value-type="float" office:value="1226.234" calcext:value-type="float">
            <text:p>1226.234</text:p>
          </table:table-cell>
          <table:table-cell table:formula="of:=MIN([.J9];2000)" office:value-type="float" office:value="822.496" calcext:value-type="float">
            <text:p>822.496</text:p>
          </table:table-cell>
          <table:table-cell table:formula="of:=MIN([.K9];2000)" office:value-type="float" office:value="1011.417" calcext:value-type="float">
            <text:p>1011.417</text:p>
          </table:table-cell>
          <table:table-cell table:formula="of:=MIN([.L9];2000)" office:value-type="float" office:value="998.483" calcext:value-type="float">
            <text:p>998.483</text:p>
          </table:table-cell>
          <table:table-cell table:formula="of:=MIN([.M9];2000)" office:value-type="float" office:value="964.098" calcext:value-type="float">
            <text:p>964.098</text:p>
          </table:table-cell>
          <table:table-cell table:formula="of:=MIN([.N9];2000)" office:value-type="float" office:value="796.825" calcext:value-type="float">
            <text:p>796.825</text:p>
          </table:table-cell>
          <table:table-cell table:formula="of:=MIN([.O9];2000)" office:value-type="float" office:value="879.961" calcext:value-type="float">
            <text:p>879.961</text:p>
          </table:table-cell>
          <table:table-cell table:formula="of:=MIN([.P9];2000)" office:value-type="float" office:value="860.071" calcext:value-type="float">
            <text:p>860.071</text:p>
          </table:table-cell>
          <table:table-cell table:formula="of:=MIN([.Q9];2000)" office:value-type="float" office:value="1115.663" calcext:value-type="float">
            <text:p>1115.663</text:p>
          </table:table-cell>
          <table:table-cell table:formula="of:=MIN([.R9];2000)" office:value-type="float" office:value="1068.042" calcext:value-type="float">
            <text:p>1068.042</text:p>
          </table:table-cell>
          <table:table-cell table:formula="of:=MIN([.S9];2000)" office:value-type="float" office:value="1146.712" calcext:value-type="float">
            <text:p>1146.712</text:p>
          </table:table-cell>
          <table:table-cell table:formula="of:=MIN([.T9];2000)" office:value-type="float" office:value="1104.874" calcext:value-type="float">
            <text:p>1104.874</text:p>
          </table:table-cell>
          <table:table-cell table:formula="of:=MIN([.U9];2000)" office:value-type="float" office:value="967.013" calcext:value-type="float">
            <text:p>967.013</text:p>
          </table:table-cell>
        </table:table-row>
        <table:table-row table:style-name="ro1">
          <table:table-cell table:formula="of:=[.A10]" office:value-type="float" office:value="8800000" calcext:value-type="float">
            <text:p>8800000</text:p>
          </table:table-cell>
          <table:table-cell table:formula="of:=MIN([.B10];2000)" office:value-type="float" office:value="197.657" calcext:value-type="float">
            <text:p>197.657</text:p>
          </table:table-cell>
          <table:table-cell table:formula="of:=MIN([.C10];2000)" office:value-type="float" office:value="954.308" calcext:value-type="float">
            <text:p>954.308</text:p>
          </table:table-cell>
          <table:table-cell table:formula="of:=MIN([.D10];2000)" office:value-type="float" office:value="944.229" calcext:value-type="float">
            <text:p>944.229</text:p>
          </table:table-cell>
          <table:table-cell table:formula="of:=MIN([.E10];2000)" office:value-type="float" office:value="1010.444" calcext:value-type="float">
            <text:p>1010.444</text:p>
          </table:table-cell>
          <table:table-cell table:formula="of:=MIN([.F10];2000)" office:value-type="float" office:value="1475.773" calcext:value-type="float">
            <text:p>1475.773</text:p>
          </table:table-cell>
          <table:table-cell table:formula="of:=MIN([.G10];2000)" office:value-type="float" office:value="719.927" calcext:value-type="float">
            <text:p>719.927</text:p>
          </table:table-cell>
          <table:table-cell table:formula="of:=MIN([.H10];2000)" office:value-type="float" office:value="935.214" calcext:value-type="float">
            <text:p>935.214</text:p>
          </table:table-cell>
          <table:table-cell table:formula="of:=MIN([.I10];2000)" office:value-type="float" office:value="685.655" calcext:value-type="float">
            <text:p>685.655</text:p>
          </table:table-cell>
          <table:table-cell table:formula="of:=MIN([.J10];2000)" office:value-type="float" office:value="927.888" calcext:value-type="float">
            <text:p>927.888</text:p>
          </table:table-cell>
          <table:table-cell table:formula="of:=MIN([.K10];2000)" office:value-type="float" office:value="1051.398" calcext:value-type="float">
            <text:p>1051.398</text:p>
          </table:table-cell>
          <table:table-cell table:formula="of:=MIN([.L10];2000)" office:value-type="float" office:value="781.478" calcext:value-type="float">
            <text:p>781.478</text:p>
          </table:table-cell>
          <table:table-cell table:formula="of:=MIN([.M10];2000)" office:value-type="float" office:value="965.946" calcext:value-type="float">
            <text:p>965.946</text:p>
          </table:table-cell>
          <table:table-cell table:formula="of:=MIN([.N10];2000)" office:value-type="float" office:value="989.029" calcext:value-type="float">
            <text:p>989.029</text:p>
          </table:table-cell>
          <table:table-cell table:formula="of:=MIN([.O10];2000)" office:value-type="float" office:value="1194.502" calcext:value-type="float">
            <text:p>1194.502</text:p>
          </table:table-cell>
          <table:table-cell table:formula="of:=MIN([.P10];2000)" office:value-type="float" office:value="1330.055" calcext:value-type="float">
            <text:p>1330.055</text:p>
          </table:table-cell>
          <table:table-cell table:formula="of:=MIN([.Q10];2000)" office:value-type="float" office:value="1023.409" calcext:value-type="float">
            <text:p>1023.409</text:p>
          </table:table-cell>
          <table:table-cell table:formula="of:=MIN([.R10];2000)" office:value-type="float" office:value="1085.905" calcext:value-type="float">
            <text:p>1085.905</text:p>
          </table:table-cell>
          <table:table-cell table:formula="of:=MIN([.S10];2000)" office:value-type="float" office:value="1151.976" calcext:value-type="float">
            <text:p>1151.976</text:p>
          </table:table-cell>
          <table:table-cell table:formula="of:=MIN([.T10];2000)" office:value-type="float" office:value="1063.707" calcext:value-type="float">
            <text:p>1063.707</text:p>
          </table:table-cell>
          <table:table-cell table:formula="of:=MIN([.U10];2000)" office:value-type="float" office:value="1133.304" calcext:value-type="float">
            <text:p>1133.304</text:p>
          </table:table-cell>
        </table:table-row>
        <table:table-row table:style-name="ro1">
          <table:table-cell table:formula="of:=[.A11]" office:value-type="float" office:value="9000000" calcext:value-type="float">
            <text:p>9000000</text:p>
          </table:table-cell>
          <table:table-cell table:formula="of:=MIN([.B11];2000)" office:value-type="float" office:value="1220.688" calcext:value-type="float">
            <text:p>1220.688</text:p>
          </table:table-cell>
          <table:table-cell table:formula="of:=MIN([.C11];2000)" office:value-type="float" office:value="1440.357" calcext:value-type="float">
            <text:p>1440.357</text:p>
          </table:table-cell>
          <table:table-cell table:formula="of:=MIN([.D11];2000)" office:value-type="float" office:value="1407.208" calcext:value-type="float">
            <text:p>1407.208</text:p>
          </table:table-cell>
          <table:table-cell table:formula="of:=MIN([.E11];2000)" office:value-type="float" office:value="770.345" calcext:value-type="float">
            <text:p>770.345</text:p>
          </table:table-cell>
          <table:table-cell table:formula="of:=MIN([.F11];2000)" office:value-type="float" office:value="828.006" calcext:value-type="float">
            <text:p>828.006</text:p>
          </table:table-cell>
          <table:table-cell table:formula="of:=MIN([.G11];2000)" office:value-type="float" office:value="1102.467" calcext:value-type="float">
            <text:p>1102.467</text:p>
          </table:table-cell>
          <table:table-cell table:formula="of:=MIN([.H11];2000)" office:value-type="float" office:value="859.688" calcext:value-type="float">
            <text:p>859.688</text:p>
          </table:table-cell>
          <table:table-cell table:formula="of:=MIN([.I11];2000)" office:value-type="float" office:value="1071.982" calcext:value-type="float">
            <text:p>1071.982</text:p>
          </table:table-cell>
          <table:table-cell table:formula="of:=MIN([.J11];2000)" office:value-type="float" office:value="1041.978" calcext:value-type="float">
            <text:p>1041.978</text:p>
          </table:table-cell>
          <table:table-cell table:formula="of:=MIN([.K11];2000)" office:value-type="float" office:value="780.213" calcext:value-type="float">
            <text:p>780.213</text:p>
          </table:table-cell>
          <table:table-cell table:formula="of:=MIN([.L11];2000)" office:value-type="float" office:value="2000" calcext:value-type="float">
            <text:p>2000</text:p>
          </table:table-cell>
          <table:table-cell table:formula="of:=MIN([.M11];2000)" office:value-type="float" office:value="1106.635" calcext:value-type="float">
            <text:p>1106.635</text:p>
          </table:table-cell>
          <table:table-cell table:formula="of:=MIN([.N11];2000)" office:value-type="float" office:value="769.98" calcext:value-type="float">
            <text:p>769.98</text:p>
          </table:table-cell>
          <table:table-cell table:formula="of:=MIN([.O11];2000)" office:value-type="float" office:value="1378.763" calcext:value-type="float">
            <text:p>1378.763</text:p>
          </table:table-cell>
          <table:table-cell table:formula="of:=MIN([.P11];2000)" office:value-type="float" office:value="1059.851" calcext:value-type="float">
            <text:p>1059.851</text:p>
          </table:table-cell>
          <table:table-cell table:formula="of:=MIN([.Q11];2000)" office:value-type="float" office:value="1031.103" calcext:value-type="float">
            <text:p>1031.103</text:p>
          </table:table-cell>
          <table:table-cell table:formula="of:=MIN([.R11];2000)" office:value-type="float" office:value="831.403" calcext:value-type="float">
            <text:p>831.403</text:p>
          </table:table-cell>
          <table:table-cell table:formula="of:=MIN([.S11];2000)" office:value-type="float" office:value="983.491" calcext:value-type="float">
            <text:p>983.491</text:p>
          </table:table-cell>
          <table:table-cell table:formula="of:=MIN([.T11];2000)" office:value-type="float" office:value="821.299" calcext:value-type="float">
            <text:p>821.299</text:p>
          </table:table-cell>
          <table:table-cell table:formula="of:=MIN([.U11];2000)" office:value-type="float" office:value="788.497" calcext:value-type="float">
            <text:p>788.497</text:p>
          </table:table-cell>
        </table:table-row>
        <table:table-row table:style-name="ro1">
          <table:table-cell table:formula="of:=[.A12]" office:value-type="float" office:value="9200000" calcext:value-type="float">
            <text:p>9200000</text:p>
          </table:table-cell>
          <table:table-cell table:formula="of:=MIN([.B12];2000)" office:value-type="float" office:value="792.546" calcext:value-type="float">
            <text:p>792.546</text:p>
          </table:table-cell>
          <table:table-cell table:formula="of:=MIN([.C12];2000)" office:value-type="float" office:value="935.154" calcext:value-type="float">
            <text:p>935.154</text:p>
          </table:table-cell>
          <table:table-cell table:formula="of:=MIN([.D12];2000)" office:value-type="float" office:value="822.313" calcext:value-type="float">
            <text:p>822.313</text:p>
          </table:table-cell>
          <table:table-cell table:formula="of:=MIN([.E12];2000)" office:value-type="float" office:value="929.216" calcext:value-type="float">
            <text:p>929.216</text:p>
          </table:table-cell>
          <table:table-cell table:formula="of:=MIN([.F12];2000)" office:value-type="float" office:value="856.341" calcext:value-type="float">
            <text:p>856.341</text:p>
          </table:table-cell>
          <table:table-cell table:formula="of:=MIN([.G12];2000)" office:value-type="float" office:value="1032.646" calcext:value-type="float">
            <text:p>1032.646</text:p>
          </table:table-cell>
          <table:table-cell table:formula="of:=MIN([.H12];2000)" office:value-type="float" office:value="1117.17" calcext:value-type="float">
            <text:p>1117.17</text:p>
          </table:table-cell>
          <table:table-cell table:formula="of:=MIN([.I12];2000)" office:value-type="float" office:value="1119.224" calcext:value-type="float">
            <text:p>1119.224</text:p>
          </table:table-cell>
          <table:table-cell table:formula="of:=MIN([.J12];2000)" office:value-type="float" office:value="885.709" calcext:value-type="float">
            <text:p>885.709</text:p>
          </table:table-cell>
          <table:table-cell table:formula="of:=MIN([.K12];2000)" office:value-type="float" office:value="848.066" calcext:value-type="float">
            <text:p>848.066</text:p>
          </table:table-cell>
          <table:table-cell table:formula="of:=MIN([.L12];2000)" office:value-type="float" office:value="1061.026" calcext:value-type="float">
            <text:p>1061.026</text:p>
          </table:table-cell>
          <table:table-cell table:formula="of:=MIN([.M12];2000)" office:value-type="float" office:value="1076.042" calcext:value-type="float">
            <text:p>1076.042</text:p>
          </table:table-cell>
          <table:table-cell table:formula="of:=MIN([.N12];2000)" office:value-type="float" office:value="1034.781" calcext:value-type="float">
            <text:p>1034.781</text:p>
          </table:table-cell>
          <table:table-cell table:formula="of:=MIN([.O12];2000)" office:value-type="float" office:value="2000" calcext:value-type="float">
            <text:p>2000</text:p>
          </table:table-cell>
          <table:table-cell table:formula="of:=MIN([.P12];2000)" office:value-type="float" office:value="499.028" calcext:value-type="float">
            <text:p>499.028</text:p>
          </table:table-cell>
          <table:table-cell table:formula="of:=MIN([.Q12];2000)" office:value-type="float" office:value="1557.329" calcext:value-type="float">
            <text:p>1557.329</text:p>
          </table:table-cell>
          <table:table-cell table:formula="of:=MIN([.R12];2000)" office:value-type="float" office:value="905.251" calcext:value-type="float">
            <text:p>905.251</text:p>
          </table:table-cell>
          <table:table-cell table:formula="of:=MIN([.S12];2000)" office:value-type="float" office:value="1013.197" calcext:value-type="float">
            <text:p>1013.197</text:p>
          </table:table-cell>
          <table:table-cell table:formula="of:=MIN([.T12];2000)" office:value-type="float" office:value="926.267" calcext:value-type="float">
            <text:p>926.267</text:p>
          </table:table-cell>
          <table:table-cell table:formula="of:=MIN([.U12];2000)" office:value-type="float" office:value="1003.743" calcext:value-type="float">
            <text:p>1003.743</text:p>
          </table:table-cell>
        </table:table-row>
        <table:table-row table:style-name="ro1">
          <table:table-cell table:formula="of:=[.A13]" office:value-type="float" office:value="9400000" calcext:value-type="float">
            <text:p>9400000</text:p>
          </table:table-cell>
          <table:table-cell table:formula="of:=MIN([.B13];2000)" office:value-type="float" office:value="774.549" calcext:value-type="float">
            <text:p>774.549</text:p>
          </table:table-cell>
          <table:table-cell table:formula="of:=MIN([.C13];2000)" office:value-type="float" office:value="850.71" calcext:value-type="float">
            <text:p>850.71</text:p>
          </table:table-cell>
          <table:table-cell table:formula="of:=MIN([.D13];2000)" office:value-type="float" office:value="2000" calcext:value-type="float">
            <text:p>2000</text:p>
          </table:table-cell>
          <table:table-cell table:formula="of:=MIN([.E13];2000)" office:value-type="float" office:value="1059.689" calcext:value-type="float">
            <text:p>1059.689</text:p>
          </table:table-cell>
          <table:table-cell table:formula="of:=MIN([.F13];2000)" office:value-type="float" office:value="779.563" calcext:value-type="float">
            <text:p>779.563</text:p>
          </table:table-cell>
          <table:table-cell table:formula="of:=MIN([.G13];2000)" office:value-type="float" office:value="1192.565" calcext:value-type="float">
            <text:p>1192.565</text:p>
          </table:table-cell>
          <table:table-cell table:formula="of:=MIN([.H13];2000)" office:value-type="float" office:value="1082.394" calcext:value-type="float">
            <text:p>1082.394</text:p>
          </table:table-cell>
          <table:table-cell table:formula="of:=MIN([.I13];2000)" office:value-type="float" office:value="894.876" calcext:value-type="float">
            <text:p>894.876</text:p>
          </table:table-cell>
          <table:table-cell table:formula="of:=MIN([.J13];2000)" office:value-type="float" office:value="726.858" calcext:value-type="float">
            <text:p>726.858</text:p>
          </table:table-cell>
          <table:table-cell table:formula="of:=MIN([.K13];2000)" office:value-type="float" office:value="915.902" calcext:value-type="float">
            <text:p>915.902</text:p>
          </table:table-cell>
          <table:table-cell table:formula="of:=MIN([.L13];2000)" office:value-type="float" office:value="976.998" calcext:value-type="float">
            <text:p>976.998</text:p>
          </table:table-cell>
          <table:table-cell table:formula="of:=MIN([.M13];2000)" office:value-type="float" office:value="1017.037" calcext:value-type="float">
            <text:p>1017.037</text:p>
          </table:table-cell>
          <table:table-cell table:formula="of:=MIN([.N13];2000)" office:value-type="float" office:value="1049.092" calcext:value-type="float">
            <text:p>1049.092</text:p>
          </table:table-cell>
          <table:table-cell table:formula="of:=MIN([.O13];2000)" office:value-type="float" office:value="1101.824" calcext:value-type="float">
            <text:p>1101.824</text:p>
          </table:table-cell>
          <table:table-cell table:formula="of:=MIN([.P13];2000)" office:value-type="float" office:value="711.195" calcext:value-type="float">
            <text:p>711.195</text:p>
          </table:table-cell>
          <table:table-cell table:formula="of:=MIN([.Q13];2000)" office:value-type="float" office:value="964.529" calcext:value-type="float">
            <text:p>964.529</text:p>
          </table:table-cell>
          <table:table-cell table:formula="of:=MIN([.R13];2000)" office:value-type="float" office:value="832.504" calcext:value-type="float">
            <text:p>832.504</text:p>
          </table:table-cell>
          <table:table-cell table:formula="of:=MIN([.S13];2000)" office:value-type="float" office:value="810.031" calcext:value-type="float">
            <text:p>810.031</text:p>
          </table:table-cell>
          <table:table-cell table:formula="of:=MIN([.T13];2000)" office:value-type="float" office:value="1187.581" calcext:value-type="float">
            <text:p>1187.581</text:p>
          </table:table-cell>
          <table:table-cell table:formula="of:=MIN([.U13];2000)" office:value-type="float" office:value="978.52" calcext:value-type="float">
            <text:p>978.52</text:p>
          </table:table-cell>
        </table:table-row>
        <table:table-row table:style-name="ro1">
          <table:table-cell table:formula="of:=[.A14]" office:value-type="float" office:value="9600000" calcext:value-type="float">
            <text:p>9600000</text:p>
          </table:table-cell>
          <table:table-cell table:formula="of:=MIN([.B14];2000)" office:value-type="float" office:value="901.329" calcext:value-type="float">
            <text:p>901.329</text:p>
          </table:table-cell>
          <table:table-cell table:formula="of:=MIN([.C14];2000)" office:value-type="float" office:value="1121.356" calcext:value-type="float">
            <text:p>1121.356</text:p>
          </table:table-cell>
          <table:table-cell table:formula="of:=MIN([.D14];2000)" office:value-type="float" office:value="909.909" calcext:value-type="float">
            <text:p>909.909</text:p>
          </table:table-cell>
          <table:table-cell table:formula="of:=MIN([.E14];2000)" office:value-type="float" office:value="955.265" calcext:value-type="float">
            <text:p>955.265</text:p>
          </table:table-cell>
          <table:table-cell table:formula="of:=MIN([.F14];2000)" office:value-type="float" office:value="1101.104" calcext:value-type="float">
            <text:p>1101.104</text:p>
          </table:table-cell>
          <table:table-cell table:formula="of:=MIN([.G14];2000)" office:value-type="float" office:value="1046.357" calcext:value-type="float">
            <text:p>1046.357</text:p>
          </table:table-cell>
          <table:table-cell table:formula="of:=MIN([.H14];2000)" office:value-type="float" office:value="1157.962" calcext:value-type="float">
            <text:p>1157.962</text:p>
          </table:table-cell>
          <table:table-cell table:formula="of:=MIN([.I14];2000)" office:value-type="float" office:value="904.238" calcext:value-type="float">
            <text:p>904.238</text:p>
          </table:table-cell>
          <table:table-cell table:formula="of:=MIN([.J14];2000)" office:value-type="float" office:value="945.474" calcext:value-type="float">
            <text:p>945.474</text:p>
          </table:table-cell>
          <table:table-cell table:formula="of:=MIN([.K14];2000)" office:value-type="float" office:value="909.433" calcext:value-type="float">
            <text:p>909.433</text:p>
          </table:table-cell>
          <table:table-cell table:formula="of:=MIN([.L14];2000)" office:value-type="float" office:value="2000" calcext:value-type="float">
            <text:p>2000</text:p>
          </table:table-cell>
          <table:table-cell table:formula="of:=MIN([.M14];2000)" office:value-type="float" office:value="565.215" calcext:value-type="float">
            <text:p>565.215</text:p>
          </table:table-cell>
          <table:table-cell table:formula="of:=MIN([.N14];2000)" office:value-type="float" office:value="952.737" calcext:value-type="float">
            <text:p>952.737</text:p>
          </table:table-cell>
          <table:table-cell table:formula="of:=MIN([.O14];2000)" office:value-type="float" office:value="992.152" calcext:value-type="float">
            <text:p>992.152</text:p>
          </table:table-cell>
          <table:table-cell table:formula="of:=MIN([.P14];2000)" office:value-type="float" office:value="793.142" calcext:value-type="float">
            <text:p>793.142</text:p>
          </table:table-cell>
          <table:table-cell table:formula="of:=MIN([.Q14];2000)" office:value-type="float" office:value="890.597" calcext:value-type="float">
            <text:p>890.597</text:p>
          </table:table-cell>
          <table:table-cell table:formula="of:=MIN([.R14];2000)" office:value-type="float" office:value="960.458" calcext:value-type="float">
            <text:p>960.458</text:p>
          </table:table-cell>
          <table:table-cell table:formula="of:=MIN([.S14];2000)" office:value-type="float" office:value="1066.296" calcext:value-type="float">
            <text:p>1066.296</text:p>
          </table:table-cell>
          <table:table-cell table:formula="of:=MIN([.T14];2000)" office:value-type="float" office:value="870.012" calcext:value-type="float">
            <text:p>870.012</text:p>
          </table:table-cell>
          <table:table-cell table:formula="of:=MIN([.U14];2000)" office:value-type="float" office:value="946.332" calcext:value-type="float">
            <text:p>946.332</text:p>
          </table:table-cell>
        </table:table-row>
        <table:table-row table:style-name="ro1">
          <table:table-cell table:formula="of:=[.A15]" office:value-type="float" office:value="9800000" calcext:value-type="float">
            <text:p>9800000</text:p>
          </table:table-cell>
          <table:table-cell table:formula="of:=MIN([.B15];2000)" office:value-type="float" office:value="1210.469" calcext:value-type="float">
            <text:p>1210.469</text:p>
          </table:table-cell>
          <table:table-cell table:formula="of:=MIN([.C15];2000)" office:value-type="float" office:value="1223.508" calcext:value-type="float">
            <text:p>1223.508</text:p>
          </table:table-cell>
          <table:table-cell table:formula="of:=MIN([.D15];2000)" office:value-type="float" office:value="1434.08" calcext:value-type="float">
            <text:p>1434.08</text:p>
          </table:table-cell>
          <table:table-cell table:formula="of:=MIN([.E15];2000)" office:value-type="float" office:value="1224.278" calcext:value-type="float">
            <text:p>1224.278</text:p>
          </table:table-cell>
          <table:table-cell table:formula="of:=MIN([.F15];2000)" office:value-type="float" office:value="773.462" calcext:value-type="float">
            <text:p>773.462</text:p>
          </table:table-cell>
          <table:table-cell table:formula="of:=MIN([.G15];2000)" office:value-type="float" office:value="1024.738" calcext:value-type="float">
            <text:p>1024.738</text:p>
          </table:table-cell>
          <table:table-cell table:formula="of:=MIN([.H15];2000)" office:value-type="float" office:value="1023.932" calcext:value-type="float">
            <text:p>1023.932</text:p>
          </table:table-cell>
          <table:table-cell table:formula="of:=MIN([.I15];2000)" office:value-type="float" office:value="1062.352" calcext:value-type="float">
            <text:p>1062.352</text:p>
          </table:table-cell>
          <table:table-cell table:formula="of:=MIN([.J15];2000)" office:value-type="float" office:value="860.987" calcext:value-type="float">
            <text:p>860.987</text:p>
          </table:table-cell>
          <table:table-cell table:formula="of:=MIN([.K15];2000)" office:value-type="float" office:value="933.441" calcext:value-type="float">
            <text:p>933.441</text:p>
          </table:table-cell>
          <table:table-cell table:formula="of:=MIN([.L15];2000)" office:value-type="float" office:value="836.943" calcext:value-type="float">
            <text:p>836.943</text:p>
          </table:table-cell>
          <table:table-cell table:formula="of:=MIN([.M15];2000)" office:value-type="float" office:value="1035.428" calcext:value-type="float">
            <text:p>1035.428</text:p>
          </table:table-cell>
          <table:table-cell table:formula="of:=MIN([.N15];2000)" office:value-type="float" office:value="831.597" calcext:value-type="float">
            <text:p>831.597</text:p>
          </table:table-cell>
          <table:table-cell table:formula="of:=MIN([.O15];2000)" office:value-type="float" office:value="884.729" calcext:value-type="float">
            <text:p>884.729</text:p>
          </table:table-cell>
          <table:table-cell table:formula="of:=MIN([.P15];2000)" office:value-type="float" office:value="780.012" calcext:value-type="float">
            <text:p>780.012</text:p>
          </table:table-cell>
          <table:table-cell table:formula="of:=MIN([.Q15];2000)" office:value-type="float" office:value="1030.814" calcext:value-type="float">
            <text:p>1030.814</text:p>
          </table:table-cell>
          <table:table-cell table:formula="of:=MIN([.R15];2000)" office:value-type="float" office:value="964.069" calcext:value-type="float">
            <text:p>964.069</text:p>
          </table:table-cell>
          <table:table-cell table:formula="of:=MIN([.S15];2000)" office:value-type="float" office:value="801.786" calcext:value-type="float">
            <text:p>801.786</text:p>
          </table:table-cell>
          <table:table-cell table:formula="of:=MIN([.T15];2000)" office:value-type="float" office:value="847.474" calcext:value-type="float">
            <text:p>847.474</text:p>
          </table:table-cell>
          <table:table-cell table:formula="of:=MIN([.U15];2000)" office:value-type="float" office:value="935.576" calcext:value-type="float">
            <text:p>935.576</text:p>
          </table:table-cell>
        </table:table-row>
        <table:table-row table:style-name="ro1">
          <table:table-cell table:formula="of:=[.A16]" office:value-type="float" office:value="10000000" calcext:value-type="float">
            <text:p>10000000</text:p>
          </table:table-cell>
          <table:table-cell table:formula="of:=MIN([.B16];2000)" office:value-type="float" office:value="979.461" calcext:value-type="float">
            <text:p>979.461</text:p>
          </table:table-cell>
          <table:table-cell table:formula="of:=MIN([.C16];2000)" office:value-type="float" office:value="981.468" calcext:value-type="float">
            <text:p>981.468</text:p>
          </table:table-cell>
          <table:table-cell table:formula="of:=MIN([.D16];2000)" office:value-type="float" office:value="972.335" calcext:value-type="float">
            <text:p>972.335</text:p>
          </table:table-cell>
          <table:table-cell table:formula="of:=MIN([.E16];2000)" office:value-type="float" office:value="756.523" calcext:value-type="float">
            <text:p>756.523</text:p>
          </table:table-cell>
          <table:table-cell table:formula="of:=MIN([.F16];2000)" office:value-type="float" office:value="612.831" calcext:value-type="float">
            <text:p>612.831</text:p>
          </table:table-cell>
          <table:table-cell table:formula="of:=MIN([.G16];2000)" office:value-type="float" office:value="763.999" calcext:value-type="float">
            <text:p>763.999</text:p>
          </table:table-cell>
          <table:table-cell table:formula="of:=MIN([.H16];2000)" office:value-type="float" office:value="985.969" calcext:value-type="float">
            <text:p>985.969</text:p>
          </table:table-cell>
          <table:table-cell table:formula="of:=MIN([.I16];2000)" office:value-type="float" office:value="955.678" calcext:value-type="float">
            <text:p>955.678</text:p>
          </table:table-cell>
          <table:table-cell table:formula="of:=MIN([.J16];2000)" office:value-type="float" office:value="994.959" calcext:value-type="float">
            <text:p>994.959</text:p>
          </table:table-cell>
          <table:table-cell table:formula="of:=MIN([.K16];2000)" office:value-type="float" office:value="931.426" calcext:value-type="float">
            <text:p>931.426</text:p>
          </table:table-cell>
          <table:table-cell table:formula="of:=MIN([.L16];2000)" office:value-type="float" office:value="1036.47" calcext:value-type="float">
            <text:p>1036.47</text:p>
          </table:table-cell>
          <table:table-cell table:formula="of:=MIN([.M16];2000)" office:value-type="float" office:value="925.354" calcext:value-type="float">
            <text:p>925.354</text:p>
          </table:table-cell>
          <table:table-cell table:formula="of:=MIN([.N16];2000)" office:value-type="float" office:value="950.909" calcext:value-type="float">
            <text:p>950.909</text:p>
          </table:table-cell>
          <table:table-cell table:formula="of:=MIN([.O16];2000)" office:value-type="float" office:value="788.927" calcext:value-type="float">
            <text:p>788.927</text:p>
          </table:table-cell>
          <table:table-cell table:formula="of:=MIN([.P16];2000)" office:value-type="float" office:value="795.183" calcext:value-type="float">
            <text:p>795.183</text:p>
          </table:table-cell>
          <table:table-cell table:formula="of:=MIN([.Q16];2000)" office:value-type="float" office:value="811.991" calcext:value-type="float">
            <text:p>811.991</text:p>
          </table:table-cell>
          <table:table-cell table:formula="of:=MIN([.R16];2000)" office:value-type="float" office:value="977.633" calcext:value-type="float">
            <text:p>977.633</text:p>
          </table:table-cell>
          <table:table-cell table:formula="of:=MIN([.S16];2000)" office:value-type="float" office:value="1056.715" calcext:value-type="float">
            <text:p>1056.715</text:p>
          </table:table-cell>
          <table:table-cell table:formula="of:=MIN([.T16];2000)" office:value-type="float" office:value="1123.876" calcext:value-type="float">
            <text:p>1123.876</text:p>
          </table:table-cell>
          <table:table-cell table:formula="of:=MIN([.U16];2000)" office:value-type="float" office:value="846.615" calcext:value-type="float">
            <text:p>846.61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ercentile 0.9</text:p>
          </table:table-cell>
          <table:table-cell office:value-type="string" calcext:value-type="string">
            <text:p>Percentile 0.1</text:p>
          </table:table-cell>
          <table:table-cell table:number-columns-repeated="15"/>
        </table:table-row>
        <table:table-row table:style-name="ro1">
          <table:table-cell office:value-type="float" office:value="7400000" calcext:value-type="float">
            <text:p>7400000</text:p>
          </table:table-cell>
          <table:table-cell table:formula="of:=AVERAGE([.B23:.U23])" office:value-type="float" office:value="193.5749" calcext:value-type="float">
            <text:p>193.5749</text:p>
          </table:table-cell>
          <table:table-cell table:formula="of:=MIN([.B23:.U23])" office:value-type="float" office:value="0.975" calcext:value-type="float">
            <text:p>0.975</text:p>
          </table:table-cell>
          <table:table-cell table:formula="of:=MAX([.B23:.U23])" office:value-type="float" office:value="2000" calcext:value-type="float">
            <text:p>2000</text:p>
          </table:table-cell>
          <table:table-cell table:formula="of:=PERCENTILE([.B23:.U23];[.$E$38])" office:value-type="float" office:value="140.90325" calcext:value-type="float">
            <text:p>140.90325</text:p>
          </table:table-cell>
          <table:table-cell table:formula="of:=PERCENTILE([.B23:.U23];[.$F$38])" office:value-type="float" office:value="45.865" calcext:value-type="float">
            <text:p>45.865</text:p>
          </table:table-cell>
          <table:table-cell table:number-columns-repeated="15"/>
        </table:table-row>
        <table:table-row table:style-name="ro1">
          <table:table-cell office:value-type="float" office:value="7600000" calcext:value-type="float">
            <text:p>7600000</text:p>
          </table:table-cell>
          <table:table-cell table:formula="of:=AVERAGE([.B24:.U24])" office:value-type="float" office:value="164.2632" calcext:value-type="float">
            <text:p>164.2632</text:p>
          </table:table-cell>
          <table:table-cell table:formula="of:=MIN([.B24:.U24])" office:value-type="float" office:value="3.545" calcext:value-type="float">
            <text:p>3.545</text:p>
          </table:table-cell>
          <table:table-cell table:formula="of:=MAX([.B24:.U24])" office:value-type="float" office:value="927.068" calcext:value-type="float">
            <text:p>927.068</text:p>
          </table:table-cell>
          <table:table-cell table:formula="of:=PERCENTILE([.B24:.U24];[.$E$38])" office:value-type="float" office:value="199.035" calcext:value-type="float">
            <text:p>199.035</text:p>
          </table:table-cell>
          <table:table-cell table:formula="of:=PERCENTILE([.B24:.U24];[.$F$38])" office:value-type="float" office:value="31.339" calcext:value-type="float">
            <text:p>31.339</text:p>
          </table:table-cell>
          <table:table-cell table:number-columns-repeated="15"/>
        </table:table-row>
        <table:table-row table:style-name="ro1">
          <table:table-cell office:value-type="float" office:value="7800000" calcext:value-type="float">
            <text:p>7800000</text:p>
          </table:table-cell>
          <table:table-cell table:formula="of:=AVERAGE([.B25:.U25])" office:value-type="float" office:value="355.4142" calcext:value-type="float">
            <text:p>355.4142</text:p>
          </table:table-cell>
          <table:table-cell table:formula="of:=MIN([.B25:.U25])" office:value-type="float" office:value="16.003" calcext:value-type="float">
            <text:p>16.003</text:p>
          </table:table-cell>
          <table:table-cell table:formula="of:=MAX([.B25:.U25])" office:value-type="float" office:value="2000" calcext:value-type="float">
            <text:p>2000</text:p>
          </table:table-cell>
          <table:table-cell table:formula="of:=PERCENTILE([.B25:.U25];[.$E$38])" office:value-type="float" office:value="237.864" calcext:value-type="float">
            <text:p>237.864</text:p>
          </table:table-cell>
          <table:table-cell table:formula="of:=PERCENTILE([.B25:.U25];[.$F$38])" office:value-type="float" office:value="84.51725" calcext:value-type="float">
            <text:p>84.51725</text:p>
          </table:table-cell>
          <table:table-cell table:number-columns-repeated="15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AVERAGE([.B26:.U26])" office:value-type="float" office:value="114.88325" calcext:value-type="float">
            <text:p>114.88325</text:p>
          </table:table-cell>
          <table:table-cell table:formula="of:=MIN([.B26:.U26])" office:value-type="float" office:value="16.97" calcext:value-type="float">
            <text:p>16.97</text:p>
          </table:table-cell>
          <table:table-cell table:formula="of:=MAX([.B26:.U26])" office:value-type="float" office:value="496.595" calcext:value-type="float">
            <text:p>496.595</text:p>
          </table:table-cell>
          <table:table-cell table:formula="of:=PERCENTILE([.B26:.U26];[.$E$38])" office:value-type="float" office:value="125.56375" calcext:value-type="float">
            <text:p>125.56375</text:p>
          </table:table-cell>
          <table:table-cell table:formula="of:=PERCENTILE([.B26:.U26];[.$F$38])" office:value-type="float" office:value="42.8675" calcext:value-type="float">
            <text:p>42.8675</text:p>
          </table:table-cell>
          <table:table-cell table:number-columns-repeated="15"/>
        </table:table-row>
        <table:table-row table:style-name="ro1">
          <table:table-cell office:value-type="float" office:value="8200000" calcext:value-type="float">
            <text:p>8200000</text:p>
          </table:table-cell>
          <table:table-cell table:formula="of:=AVERAGE([.B27:.U27])" office:value-type="float" office:value="518.65495" calcext:value-type="float">
            <text:p>518.65495</text:p>
          </table:table-cell>
          <table:table-cell table:formula="of:=MIN([.B27:.U27])" office:value-type="float" office:value="3.666" calcext:value-type="float">
            <text:p>3.666</text:p>
          </table:table-cell>
          <table:table-cell table:formula="of:=MAX([.B27:.U27])" office:value-type="float" office:value="1267.39" calcext:value-type="float">
            <text:p>1267.39</text:p>
          </table:table-cell>
          <table:table-cell table:formula="of:=PERCENTILE([.B27:.U27];[.$E$38])" office:value-type="float" office:value="1044.0225" calcext:value-type="float">
            <text:p>1044.0225</text:p>
          </table:table-cell>
          <table:table-cell table:formula="of:=PERCENTILE([.B27:.U27];[.$F$38])" office:value-type="float" office:value="60.8835" calcext:value-type="float">
            <text:p>60.8835</text:p>
          </table:table-cell>
          <table:table-cell table:number-columns-repeated="15"/>
        </table:table-row>
        <table:table-row table:style-name="ro1">
          <table:table-cell office:value-type="float" office:value="8400000" calcext:value-type="float">
            <text:p>8400000</text:p>
          </table:table-cell>
          <table:table-cell table:formula="of:=AVERAGE([.B28:.U28])" office:value-type="float" office:value="1022.59265" calcext:value-type="float">
            <text:p>1022.59265</text:p>
          </table:table-cell>
          <table:table-cell table:formula="of:=MIN([.B28:.U28])" office:value-type="float" office:value="5.484" calcext:value-type="float">
            <text:p>5.484</text:p>
          </table:table-cell>
          <table:table-cell table:formula="of:=MAX([.B28:.U28])" office:value-type="float" office:value="2000" calcext:value-type="float">
            <text:p>2000</text:p>
          </table:table-cell>
          <table:table-cell table:formula="of:=PERCENTILE([.B28:.U28];[.$E$38])" office:value-type="float" office:value="1143.05325" calcext:value-type="float">
            <text:p>1143.05325</text:p>
          </table:table-cell>
          <table:table-cell table:formula="of:=PERCENTILE([.B28:.U28];[.$F$38])" office:value-type="float" office:value="934.104" calcext:value-type="float">
            <text:p>934.104</text:p>
          </table:table-cell>
          <table:table-cell table:number-columns-repeated="15"/>
        </table:table-row>
        <table:table-row table:style-name="ro1">
          <table:table-cell office:value-type="float" office:value="8600000" calcext:value-type="float">
            <text:p>8600000</text:p>
          </table:table-cell>
          <table:table-cell table:formula="of:=AVERAGE([.B29:.U29])" office:value-type="float" office:value="976.81795" calcext:value-type="float">
            <text:p>976.81795</text:p>
          </table:table-cell>
          <table:table-cell table:formula="of:=MIN([.B29:.U29])" office:value-type="float" office:value="697.331" calcext:value-type="float">
            <text:p>697.331</text:p>
          </table:table-cell>
          <table:table-cell table:formula="of:=MAX([.B29:.U29])" office:value-type="float" office:value="1226.234" calcext:value-type="float">
            <text:p>1226.234</text:p>
          </table:table-cell>
          <table:table-cell table:formula="of:=PERCENTILE([.B29:.U29];[.$E$38])" office:value-type="float" office:value="1112.9555" calcext:value-type="float">
            <text:p>1112.9555</text:p>
          </table:table-cell>
          <table:table-cell table:formula="of:=PERCENTILE([.B29:.U29];[.$F$38])" office:value-type="float" office:value="840.941" calcext:value-type="float">
            <text:p>840.941</text:p>
          </table:table-cell>
          <table:table-cell table:number-columns-repeated="15"/>
        </table:table-row>
        <table:table-row table:style-name="ro1">
          <table:table-cell office:value-type="float" office:value="8800000" calcext:value-type="float">
            <text:p>8800000</text:p>
          </table:table-cell>
          <table:table-cell table:formula="of:=AVERAGE([.B30:.U30])" office:value-type="float" office:value="981.0902" calcext:value-type="float">
            <text:p>981.0902</text:p>
          </table:table-cell>
          <table:table-cell table:formula="of:=MIN([.B30:.U30])" office:value-type="float" office:value="197.657" calcext:value-type="float">
            <text:p>197.657</text:p>
          </table:table-cell>
          <table:table-cell table:formula="of:=MAX([.B30:.U30])" office:value-type="float" office:value="1475.773" calcext:value-type="float">
            <text:p>1475.773</text:p>
          </table:table-cell>
          <table:table-cell table:formula="of:=PERCENTILE([.B30:.U30];[.$E$38])" office:value-type="float" office:value="1097.75475" calcext:value-type="float">
            <text:p>1097.75475</text:p>
          </table:table-cell>
          <table:table-cell table:formula="of:=PERCENTILE([.B30:.U30];[.$F$38])" office:value-type="float" office:value="933.3825" calcext:value-type="float">
            <text:p>933.3825</text:p>
          </table:table-cell>
          <table:table-cell table:number-columns-repeated="15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AVERAGE([.B31:.U31])" office:value-type="float" office:value="1064.6977" calcext:value-type="float">
            <text:p>1064.6977</text:p>
          </table:table-cell>
          <table:table-cell table:formula="of:=MIN([.B31:.U31])" office:value-type="float" office:value="769.98" calcext:value-type="float">
            <text:p>769.98</text:p>
          </table:table-cell>
          <table:table-cell table:formula="of:=MAX([.B31:.U31])" office:value-type="float" office:value="2000" calcext:value-type="float">
            <text:p>2000</text:p>
          </table:table-cell>
          <table:table-cell table:formula="of:=PERCENTILE([.B31:.U31];[.$E$38])" office:value-type="float" office:value="1135.14825" calcext:value-type="float">
            <text:p>1135.14825</text:p>
          </table:table-cell>
          <table:table-cell table:formula="of:=PERCENTILE([.B31:.U31];[.$F$38])" office:value-type="float" office:value="826.32925" calcext:value-type="float">
            <text:p>826.32925</text:p>
          </table:table-cell>
          <table:table-cell table:number-columns-repeated="15"/>
        </table:table-row>
        <table:table-row table:style-name="ro1">
          <table:table-cell office:value-type="float" office:value="9200000" calcext:value-type="float">
            <text:p>9200000</text:p>
          </table:table-cell>
          <table:table-cell table:formula="of:=AVERAGE([.B32:.U32])" office:value-type="float" office:value="1020.75245" calcext:value-type="float">
            <text:p>1020.75245</text:p>
          </table:table-cell>
          <table:table-cell table:formula="of:=MIN([.B32:.U32])" office:value-type="float" office:value="499.028" calcext:value-type="float">
            <text:p>499.028</text:p>
          </table:table-cell>
          <table:table-cell table:formula="of:=MAX([.B32:.U32])" office:value-type="float" office:value="2000" calcext:value-type="float">
            <text:p>2000</text:p>
          </table:table-cell>
          <table:table-cell table:formula="of:=PERCENTILE([.B32:.U32];[.$E$38])" office:value-type="float" office:value="1064.78" calcext:value-type="float">
            <text:p>1064.78</text:p>
          </table:table-cell>
          <table:table-cell table:formula="of:=PERCENTILE([.B32:.U32];[.$F$38])" office:value-type="float" office:value="878.367" calcext:value-type="float">
            <text:p>878.367</text:p>
          </table:table-cell>
          <table:table-cell table:number-columns-repeated="15"/>
        </table:table-row>
        <table:table-row table:style-name="ro1">
          <table:table-cell office:value-type="float" office:value="9400000" calcext:value-type="float">
            <text:p>9400000</text:p>
          </table:table-cell>
          <table:table-cell table:formula="of:=AVERAGE([.B33:.U33])" office:value-type="float" office:value="995.32085" calcext:value-type="float">
            <text:p>995.32085</text:p>
          </table:table-cell>
          <table:table-cell table:formula="of:=MIN([.B33:.U33])" office:value-type="float" office:value="711.195" calcext:value-type="float">
            <text:p>711.195</text:p>
          </table:table-cell>
          <table:table-cell table:formula="of:=MAX([.B33:.U33])" office:value-type="float" office:value="2000" calcext:value-type="float">
            <text:p>2000</text:p>
          </table:table-cell>
          <table:table-cell table:formula="of:=PERCENTILE([.B33:.U33];[.$E$38])" office:value-type="float" office:value="1065.36525" calcext:value-type="float">
            <text:p>1065.36525</text:p>
          </table:table-cell>
          <table:table-cell table:formula="of:=PERCENTILE([.B33:.U33];[.$F$38])" office:value-type="float" office:value="826.88575" calcext:value-type="float">
            <text:p>826.88575</text:p>
          </table:table-cell>
          <table:table-cell table:number-columns-repeated="15"/>
        </table:table-row>
        <table:table-row table:style-name="ro1">
          <table:table-cell office:value-type="float" office:value="9600000" calcext:value-type="float">
            <text:p>9600000</text:p>
          </table:table-cell>
          <table:table-cell table:formula="of:=AVERAGE([.B34:.U34])" office:value-type="float" office:value="999.4684" calcext:value-type="float">
            <text:p>999.4684</text:p>
          </table:table-cell>
          <table:table-cell table:formula="of:=MIN([.B34:.U34])" office:value-type="float" office:value="565.215" calcext:value-type="float">
            <text:p>565.215</text:p>
          </table:table-cell>
          <table:table-cell table:formula="of:=MAX([.B34:.U34])" office:value-type="float" office:value="2000" calcext:value-type="float">
            <text:p>2000</text:p>
          </table:table-cell>
          <table:table-cell table:formula="of:=PERCENTILE([.B34:.U34];[.$E$38])" office:value-type="float" office:value="1051.34175" calcext:value-type="float">
            <text:p>1051.34175</text:p>
          </table:table-cell>
          <table:table-cell table:formula="of:=PERCENTILE([.B34:.U34];[.$F$38])" office:value-type="float" office:value="903.51075" calcext:value-type="float">
            <text:p>903.51075</text:p>
          </table:table-cell>
          <table:table-cell table:number-columns-repeated="15"/>
        </table:table-row>
        <table:table-row table:style-name="ro1">
          <table:table-cell office:value-type="float" office:value="9800000" calcext:value-type="float">
            <text:p>9800000</text:p>
          </table:table-cell>
          <table:table-cell table:formula="of:=AVERAGE([.B35:.U35])" office:value-type="float" office:value="985.98375" calcext:value-type="float">
            <text:p>985.98375</text:p>
          </table:table-cell>
          <table:table-cell table:formula="of:=MIN([.B35:.U35])" office:value-type="float" office:value="773.462" calcext:value-type="float">
            <text:p>773.462</text:p>
          </table:table-cell>
          <table:table-cell table:formula="of:=MAX([.B35:.U35])" office:value-type="float" office:value="1434.08" calcext:value-type="float">
            <text:p>1434.08</text:p>
          </table:table-cell>
          <table:table-cell table:formula="of:=PERCENTILE([.B35:.U35];[.$E$38])" office:value-type="float" office:value="1042.159" calcext:value-type="float">
            <text:p>1042.159</text:p>
          </table:table-cell>
          <table:table-cell table:formula="of:=PERCENTILE([.B35:.U35];[.$F$38])" office:value-type="float" office:value="844.84125" calcext:value-type="float">
            <text:p>844.84125</text:p>
          </table:table-cell>
          <table:table-cell table:number-columns-repeated="15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AVERAGE([.B36:.U36])" office:value-type="float" office:value="912.4161" calcext:value-type="float">
            <text:p>912.4161</text:p>
          </table:table-cell>
          <table:table-cell table:formula="of:=MIN([.B36:.U36])" office:value-type="float" office:value="612.831" calcext:value-type="float">
            <text:p>612.831</text:p>
          </table:table-cell>
          <table:table-cell table:formula="of:=MAX([.B36:.U36])" office:value-type="float" office:value="1123.876" calcext:value-type="float">
            <text:p>1123.876</text:p>
          </table:table-cell>
          <table:table-cell table:formula="of:=PERCENTILE([.B36:.U36];[.$E$38])" office:value-type="float" office:value="982.59325" calcext:value-type="float">
            <text:p>982.59325</text:p>
          </table:table-cell>
          <table:table-cell table:formula="of:=PERCENTILE([.B36:.U36];[.$F$38])" office:value-type="float" office:value="807.789" calcext:value-type="float">
            <text:p>807.78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20:22:02.618518982</meta:creation-date>
    <dc:date>2022-12-04T20:58:59.221272930</dc:date>
    <meta:editing-duration>PT36M57S</meta:editing-duration>
    <meta:editing-cycles>1</meta:editing-cycles>
    <meta:document-statistic meta:table-count="1" meta:cell-count="720" meta:object-count="1"/>
    <meta:generator>LibreOffice/7.4.3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14cm" svg:height="12.559cm" xlink:href=".." xlink:type="simple" chart:class="chart:stock" chart:style-name="ch1">
        <chart:legend chart:legend-position="end" svg:x="20.809cm" svg:y="5.98cm" style:legend-expansion="high" chart:style-name="ch2"/>
        <chart:plot-area chart:style-name="ch3" table:cell-range-address="Sheet1.A39:Sheet1.A53 Sheet1.B39:Sheet1.D39 Sheet1.C40:Sheet1.F53" chart:data-source-has-labels="both" svg:x="1.467cm" svg:y="0.251cm" svg:width="18.886cm" svg:height="11.076cm">
          <chart:coordinate-region svg:x="2.459cm" svg:y="0.45cm" svg:width="17.894cm" svg:height="9.299cm"/>
          <chart:axis chart:dimension="x" chart:name="primary-x" chart:style-name="ch4" chartooo:axis-type="auto">
            <chartooo:date-scale/>
            <chart:title svg:x="8.749cm" svg:y="11.578cm" chart:style-name="ch5">
              <text:p>microseconds between pings</text:p>
            </chart:title>
            <chart:categories table:cell-range-address="Sheet1.A40:Sheet1.A53"/>
          </chart:axis>
          <chart:axis chart:dimension="y" chart:name="primary-y" chart:style-name="ch4">
            <chart:title svg:x="0.451cm" svg:y="9.802cm" chart:style-name="ch6">
              <text:p>microseconds difference between first and second ping</text:p>
            </chart:title>
            <chart:grid chart:style-name="ch7" chart:class="major"/>
          </chart:axis>
          <chart:series chart:values-cell-range-address="Sheet1.F40:Sheet1.F53" chart:label-cell-address="Sheet1.B39:Sheet1.B39" chart:attached-axis="primary-y">
            <chart:data-point chart:repeated="14"/>
          </chart:series>
          <chart:series chart:values-cell-range-address="Sheet1.C40:Sheet1.C53" chart:label-cell-address="Sheet1.C39:Sheet1.C39" chart:attached-axis="primary-y">
            <chart:data-point chart:repeated="14"/>
          </chart:series>
          <chart:series chart:values-cell-range-address="Sheet1.D40:Sheet1.D53" chart:label-cell-address="Sheet1.D39:Sheet1.D39" chart:attached-axis="primary-y">
            <chart:data-point chart:repeated="14"/>
          </chart:series>
          <chart:series chart:values-cell-range-address="Sheet1.E40:Sheet1.E53" chart:attached-axis="primary-y">
            <chart:data-point chart:repeated="14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</text:p>
                <draw:g>
                  <svg:desc>Sheet1.B39:Sheet1.B39</svg:desc>
                </draw:g>
              </table:table-cell>
              <table:table-cell office:value-type="string">
                <text:p>min</text:p>
                <draw:g>
                  <svg:desc>Sheet1.C39:Sheet1.C39</svg:desc>
                </draw:g>
              </table:table-cell>
              <table:table-cell office:value-type="string">
                <text:p>max</text:p>
                <draw:g>
                  <svg:desc>Sheet1.D39:Sheet1.D39</svg:desc>
                </draw:g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40:Sheet1.A53</svg:desc>
                </draw:g>
              </table:table-cell>
              <table:table-cell office:value-type="float" office:value="45.865">
                <text:p>45.865</text:p>
                <draw:g>
                  <svg:desc>Sheet1.F40:Sheet1.F53</svg:desc>
                </draw:g>
              </table:table-cell>
              <table:table-cell office:value-type="float" office:value="0.975">
                <text:p>0.975</text:p>
                <draw:g>
                  <svg:desc>Sheet1.C40:Sheet1.C53</svg:desc>
                </draw:g>
              </table:table-cell>
              <table:table-cell office:value-type="float" office:value="2000">
                <text:p>2000</text:p>
                <draw:g>
                  <svg:desc>Sheet1.D40:Sheet1.D53</svg:desc>
                </draw:g>
              </table:table-cell>
              <table:table-cell office:value-type="float" office:value="140.90325">
                <text:p>140.90325</text:p>
                <draw:g>
                  <svg:desc>Sheet1.E40:Sheet1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339">
                <text:p>31.339</text:p>
              </table:table-cell>
              <table:table-cell office:value-type="float" office:value="3.545">
                <text:p>3.545</text:p>
              </table:table-cell>
              <table:table-cell office:value-type="float" office:value="927.068">
                <text:p>927.068</text:p>
              </table:table-cell>
              <table:table-cell office:value-type="float" office:value="199.035">
                <text:p>199.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.51725">
                <text:p>84.51725</text:p>
              </table:table-cell>
              <table:table-cell office:value-type="float" office:value="16.003">
                <text:p>16.003</text:p>
              </table:table-cell>
              <table:table-cell office:value-type="float" office:value="2000">
                <text:p>2000</text:p>
              </table:table-cell>
              <table:table-cell office:value-type="float" office:value="237.864">
                <text:p>237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8675">
                <text:p>42.8675</text:p>
              </table:table-cell>
              <table:table-cell office:value-type="float" office:value="16.97">
                <text:p>16.97</text:p>
              </table:table-cell>
              <table:table-cell office:value-type="float" office:value="496.595">
                <text:p>496.595</text:p>
              </table:table-cell>
              <table:table-cell office:value-type="float" office:value="125.56375">
                <text:p>125.56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8835">
                <text:p>60.8835</text:p>
              </table:table-cell>
              <table:table-cell office:value-type="float" office:value="3.666">
                <text:p>3.666</text:p>
              </table:table-cell>
              <table:table-cell office:value-type="float" office:value="1267.39">
                <text:p>1267.39</text:p>
              </table:table-cell>
              <table:table-cell office:value-type="float" office:value="1044.0225">
                <text:p>1044.0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4.104">
                <text:p>934.104</text:p>
              </table:table-cell>
              <table:table-cell office:value-type="float" office:value="5.484">
                <text:p>5.484</text:p>
              </table:table-cell>
              <table:table-cell office:value-type="float" office:value="2000">
                <text:p>2000</text:p>
              </table:table-cell>
              <table:table-cell office:value-type="float" office:value="1143.05325">
                <text:p>1143.05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0.941">
                <text:p>840.941</text:p>
              </table:table-cell>
              <table:table-cell office:value-type="float" office:value="697.331">
                <text:p>697.331</text:p>
              </table:table-cell>
              <table:table-cell office:value-type="float" office:value="1226.234">
                <text:p>1226.234</text:p>
              </table:table-cell>
              <table:table-cell office:value-type="float" office:value="1112.9555">
                <text:p>1112.9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3.3825">
                <text:p>933.3825</text:p>
              </table:table-cell>
              <table:table-cell office:value-type="float" office:value="197.657">
                <text:p>197.657</text:p>
              </table:table-cell>
              <table:table-cell office:value-type="float" office:value="1475.773">
                <text:p>1475.773</text:p>
              </table:table-cell>
              <table:table-cell office:value-type="float" office:value="1097.75475">
                <text:p>1097.75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6.32925">
                <text:p>826.32925</text:p>
              </table:table-cell>
              <table:table-cell office:value-type="float" office:value="769.98">
                <text:p>769.98</text:p>
              </table:table-cell>
              <table:table-cell office:value-type="float" office:value="2000">
                <text:p>2000</text:p>
              </table:table-cell>
              <table:table-cell office:value-type="float" office:value="1135.14825">
                <text:p>1135.14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8.367">
                <text:p>878.367</text:p>
              </table:table-cell>
              <table:table-cell office:value-type="float" office:value="499.028">
                <text:p>499.028</text:p>
              </table:table-cell>
              <table:table-cell office:value-type="float" office:value="2000">
                <text:p>2000</text:p>
              </table:table-cell>
              <table:table-cell office:value-type="float" office:value="1064.78">
                <text:p>1064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6.88575">
                <text:p>826.88575</text:p>
              </table:table-cell>
              <table:table-cell office:value-type="float" office:value="711.195">
                <text:p>711.195</text:p>
              </table:table-cell>
              <table:table-cell office:value-type="float" office:value="2000">
                <text:p>2000</text:p>
              </table:table-cell>
              <table:table-cell office:value-type="float" office:value="1065.36525">
                <text:p>1065.36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.51075">
                <text:p>903.51075</text:p>
              </table:table-cell>
              <table:table-cell office:value-type="float" office:value="565.215">
                <text:p>565.215</text:p>
              </table:table-cell>
              <table:table-cell office:value-type="float" office:value="2000">
                <text:p>2000</text:p>
              </table:table-cell>
              <table:table-cell office:value-type="float" office:value="1051.34175">
                <text:p>1051.34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4.84125">
                <text:p>844.84125</text:p>
              </table:table-cell>
              <table:table-cell office:value-type="float" office:value="773.462">
                <text:p>773.462</text:p>
              </table:table-cell>
              <table:table-cell office:value-type="float" office:value="1434.08">
                <text:p>1434.08</text:p>
              </table:table-cell>
              <table:table-cell office:value-type="float" office:value="1042.159">
                <text:p>1042.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7.789">
                <text:p>807.789</text:p>
              </table:table-cell>
              <table:table-cell office:value-type="float" office:value="612.831">
                <text:p>612.831</text:p>
              </table:table-cell>
              <table:table-cell office:value-type="float" office:value="1123.876">
                <text:p>1123.876</text:p>
              </table:table-cell>
              <table:table-cell office:value-type="float" office:value="982.59325">
                <text:p>982.59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